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00000001300000013ECEC8ECECDA7614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Montserrat" svg:font-family="Montserrat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1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 Light1" svg:font-family="'Calibri Light'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25in"/>
    </style:style>
    <style:style style:name="Table1.B" style:family="table-column">
      <style:table-column-properties style:column-width="6.675in"/>
    </style:style>
    <style:style style:name="Table1.1" style:family="table-row">
      <style:table-row-properties fo:background-color="#f0f0f0">
        <style:background-image/>
      </style:table-row-properties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fo:background-color="#ffffff">
        <style:background-image/>
      </style:table-row-properties>
    </style:style>
    <style:style style:name="P1" style:family="paragraph" style:parent-style-name="HTML_20_Preformatted">
      <loext:graphic-properties draw:fill="solid" draw:fill-color="#f3f3f3"/>
      <style:paragraph-properties style:line-height-at-least="0.1665in" fo:text-align="justify" style:justify-single-word="false" fo:background-color="#f3f3f3" fo:padding-left="0.1665in" fo:padding-right="0.1665in" fo:padding-top="0.0835in" fo:padding-bottom="0.0835in" fo:border="0.74pt dashed #c1b496" style:vertical-align="baseline"/>
      <style:text-properties officeooo:paragraph-rsid="00137371"/>
    </style:style>
    <style:style style:name="P2" style:family="paragraph" style:parent-style-name="HTML_20_Preformatted">
      <loext:graphic-properties draw:fill="solid" draw:fill-color="#f5f5f5"/>
      <style:paragraph-properties fo:margin-top="0in" fo:margin-bottom="0.1043in" loext:contextual-spacing="false" fo:text-align="justify" style:justify-single-word="false" fo:background-color="#f5f5f5" fo:padding="0.0972in" fo:border="0.74pt solid #cccccc"/>
      <style:text-properties officeooo:paragraph-rsid="00137371"/>
    </style:style>
    <style:style style:name="P3" style:family="paragraph" style:parent-style-name="Heading_20_2">
      <style:paragraph-properties fo:margin-top="0.1945in" fo:margin-bottom="0.1945in" loext:contextual-spacing="false" fo:text-align="justify" style:justify-single-word="false"/>
      <style:text-properties style:font-name="DejaVu Sans Condensed" officeooo:paragraph-rsid="00137371"/>
    </style:style>
    <style:style style:name="P4" style:family="paragraph" style:parent-style-name="Heading_20_2">
      <style:paragraph-properties fo:margin-top="0.1945in" fo:margin-bottom="0.1945in" loext:contextual-spacing="false" fo:text-align="justify" style:justify-single-word="false" fo:break-before="page"/>
      <style:text-properties officeooo:paragraph-rsid="00137371"/>
    </style:style>
    <style:style style:name="P5" style:family="paragraph" style:parent-style-name="Heading_20_3">
      <loext:graphic-properties draw:fill="solid" draw:fill-color="#ffffff"/>
      <style:paragraph-properties fo:margin-top="0.2083in" fo:margin-bottom="0.1043in" loext:contextual-spacing="false" fo:text-align="justify" style:justify-single-word="false" fo:background-color="#ffffff"/>
      <style:text-properties officeooo:paragraph-rsid="00137371"/>
    </style:style>
    <style:style style:name="P6" style:family="paragraph" style:parent-style-name="Heading_20_4">
      <loext:graphic-properties draw:fill="solid" draw:fill-color="#ffffff"/>
      <style:paragraph-properties fo:margin-top="0.1043in" fo:margin-bottom="0.1043in" loext:contextual-spacing="false" fo:text-align="justify" style:justify-single-word="false" fo:background-color="#ffffff"/>
      <style:text-properties officeooo:paragraph-rsid="00137371"/>
    </style:style>
    <style:style style:name="P7" style:family="paragraph" style:parent-style-name="Normal_20__28_Web_29_">
      <loext:graphic-properties draw:fill="solid" draw:fill-color="#ffffff"/>
      <style:paragraph-properties fo:margin-top="0.1945in" fo:margin-bottom="0.1945in" loext:contextual-spacing="false" fo:text-align="justify" style:justify-single-word="false" fo:background-color="#ffffff" style:vertical-align="baseline"/>
      <style:text-properties officeooo:paragraph-rsid="00137371"/>
    </style:style>
    <style:style style:name="P8" style:family="paragraph" style:parent-style-name="Normal_20__28_Web_29_">
      <loext:graphic-properties draw:fill="solid" draw:fill-color="#ffffff"/>
      <style:paragraph-properties fo:margin-top="0in" fo:margin-bottom="0.1043in" loext:contextual-spacing="false" fo:text-align="justify" style:justify-single-word="false" fo:background-color="#ffffff"/>
      <style:text-properties officeooo:paragraph-rsid="00137371"/>
    </style:style>
    <style:style style:name="P9" style:family="paragraph" style:parent-style-name="Preformatted_20_Text">
      <style:paragraph-properties fo:line-height="150%" fo:orphans="2" fo:widows="2"/>
    </style:style>
    <style:style style:name="P10" style:family="paragraph" style:parent-style-name="Preformatted_20_Text">
      <style:paragraph-properties fo:margin-top="0in" fo:margin-bottom="0.1965in" loext:contextual-spacing="false" fo:line-height="150%" fo:orphans="2" fo:widows="2"/>
    </style:style>
    <style:style style:name="P11" style:family="paragraph" style:parent-style-name="Standard">
      <style:text-properties style:font-name="DejaVu Sans Condensed" officeooo:rsid="00137371" officeooo:paragraph-rsid="00137371"/>
    </style:style>
    <style:style style:name="P12" style:family="paragraph" style:parent-style-name="Standard" style:list-style-name="WWNum12">
      <loext:graphic-properties draw:fill="solid" draw:fill-color="#ffffff"/>
      <style:paragraph-properties fo:margin-top="0.1945in" fo:margin-bottom="0in" loext:contextual-spacing="false" fo:line-height="100%" fo:text-align="justify" style:justify-single-word="false" fo:background-color="#ffffff"/>
      <style:text-properties officeooo:paragraph-rsid="00137371"/>
    </style:style>
    <style:style style:name="P13" style:family="paragraph" style:parent-style-name="Standard" style:list-style-name="WWNum12">
      <loext:graphic-properties draw:fill="solid" draw:fill-color="#ffffff"/>
      <style:paragraph-properties fo:margin-top="0in" fo:margin-bottom="0in" loext:contextual-spacing="false" fo:line-height="100%" fo:text-align="justify" style:justify-single-word="false" fo:background-color="#ffffff"/>
      <style:text-properties officeooo:paragraph-rsid="00137371"/>
    </style:style>
    <style:style style:name="P14" style:family="paragraph" style:parent-style-name="Standard">
      <style:paragraph-properties fo:margin-top="0in" fo:margin-bottom="0in" loext:contextual-spacing="false" fo:orphans="2" fo:widows="2"/>
      <style:text-properties fo:font-size="2pt" style:font-size-asian="2pt" style:font-size-complex="2pt"/>
    </style:style>
    <style:style style:name="P15" style:family="paragraph" style:parent-style-name="Standard" style:list-style-name="WWNum12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officeooo:paragraph-rsid="00137371"/>
    </style:style>
    <style:style style:name="P16" style:family="paragraph" style:parent-style-name="Table_20_Contents">
      <style:paragraph-properties fo:margin-left="0in" fo:margin-right="0in" fo:margin-top="0in" fo:margin-bottom="0in" loext:contextual-spacing="false" fo:line-height="150%" fo:text-indent="0in" style:auto-text-indent="false"/>
    </style:style>
    <style:style style:name="P17" style:family="paragraph" style:parent-style-name="Text_20_body">
      <style:paragraph-properties fo:margin-left="0in" fo:margin-right="0in" fo:margin-top="0in" fo:margin-bottom="0.1252in" loext:contextual-spacing="false" fo:line-height="150%" fo:orphans="2" fo:widows="2" fo:text-indent="0in" style:auto-text-indent="false"/>
    </style:style>
    <style:style style:name="P18" style:family="paragraph" style:parent-style-name="Text_20_body">
      <style:paragraph-properties fo:margin-left="0in" fo:margin-right="0in" fo:margin-top="0in" fo:margin-bottom="0.1252in" loext:contextual-spacing="false" fo:line-height="150%" fo:orphans="2" fo:widows="2" fo:text-indent="0in" style:auto-text-indent="false"/>
      <style:text-properties fo:font-variant="normal" fo:text-transform="none" fo:color="#000000" style:font-name="Montserrat" fo:font-size="9.60000038146973pt" fo:letter-spacing="normal" fo:font-style="normal" fo:font-weight="normal"/>
    </style:style>
    <style:style style:name="P19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000000" style:font-name="Montserrat" fo:font-size="9.60000038146973pt" fo:letter-spacing="normal" fo:font-style="normal" fo:font-weight="normal"/>
    </style:style>
    <style:style style:name="P20" style:family="paragraph" style:parent-style-name="Text_20_body" style:list-style-name="L1">
      <style:paragraph-properties fo:margin-left="0in" fo:margin-right="0in" fo:margin-top="0in" fo:margin-bottom="0.0252in" loext:contextual-spacing="false" fo:line-height="150%" fo:orphans="2" fo:widows="2" fo:text-indent="0in" style:auto-text-indent="false"/>
      <style:text-properties fo:font-variant="normal" fo:text-transform="none" fo:color="#000000" style:font-name="Montserrat" fo:font-size="9.60000038146973pt" fo:letter-spacing="normal" fo:font-style="normal" fo:font-weight="normal"/>
    </style:style>
    <style:style style:name="P21" style:family="paragraph" style:parent-style-name="para" style:list-style-name="WWNum8">
      <loext:graphic-properties draw:fill="solid" draw:fill-color="#ffffff"/>
      <style:paragraph-properties fo:margin-left="0.4in" fo:margin-right="0in" fo:margin-top="0in" fo:margin-bottom="0.0835in" loext:contextual-spacing="false" fo:text-align="justify" style:justify-single-word="false" fo:text-indent="-0.25in" style:auto-text-indent="false" fo:background-color="#ffffff" style:vertical-align="baseline"/>
      <style:text-properties style:font-name="DejaVu Sans Condensed" officeooo:rsid="00137371" officeooo:paragraph-rsid="00137371"/>
    </style:style>
    <style:style style:name="P22" style:family="paragraph" style:parent-style-name="para">
      <loext:graphic-properties draw:fill="solid" draw:fill-color="#ffffff"/>
      <style:paragraph-properties fo:margin-left="0.4in" fo:margin-right="0in" fo:margin-top="0in" fo:margin-bottom="0.0835in" loext:contextual-spacing="false" fo:text-align="justify" style:justify-single-word="false" fo:text-indent="-0.25in" style:auto-text-indent="false" fo:background-color="#ffffff" style:vertical-align="baseline"/>
      <style:text-properties style:font-name="DejaVu Sans Condensed" officeooo:rsid="00137371" officeooo:paragraph-rsid="00137371"/>
    </style:style>
    <style:style style:name="P23" style:family="paragraph" style:parent-style-name="para">
      <loext:graphic-properties draw:fill="solid" draw:fill-color="#ffffff"/>
      <style:paragraph-properties fo:margin-left="0.4in" fo:margin-right="0in" fo:margin-top="0in" fo:margin-bottom="0.0835in" loext:contextual-spacing="false" fo:text-align="justify" style:justify-single-word="false" fo:text-indent="-0.25in" style:auto-text-indent="false" fo:background-color="#ffffff" style:vertical-align="baseline"/>
      <style:text-properties style:font-name="DejaVu Sans Condensed" officeooo:paragraph-rsid="00145b7f"/>
    </style:style>
    <style:style style:name="P24" style:family="paragraph" style:parent-style-name="para" style:list-style-name="WWNum8">
      <loext:graphic-properties draw:fill="solid" draw:fill-color="#ffffff"/>
      <style:paragraph-properties fo:margin-left="0.4in" fo:margin-right="0in" fo:margin-top="0in" fo:margin-bottom="0in" loext:contextual-spacing="false" fo:text-align="justify" style:justify-single-word="false" fo:text-indent="-0.25in" style:auto-text-indent="false" fo:background-color="#ffffff" style:vertical-align="baseline"/>
      <style:text-properties officeooo:paragraph-rsid="00137371"/>
    </style:style>
    <style:style style:name="P25" style:family="paragraph" style:parent-style-name="para">
      <loext:graphic-properties draw:fill="solid" draw:fill-color="#ffffff"/>
      <style:paragraph-properties fo:margin-top="0in" fo:margin-bottom="0in" loext:contextual-spacing="false" fo:text-align="justify" style:justify-single-word="false" fo:background-color="#ffffff" style:vertical-align="baseline"/>
      <style:text-properties officeooo:paragraph-rsid="00137371"/>
    </style:style>
    <style:style style:name="P26" style:family="paragraph" style:parent-style-name="para">
      <loext:graphic-properties draw:fill="solid" draw:fill-color="#f2f2f2"/>
      <style:paragraph-properties fo:margin-top="0in" fo:margin-bottom="0in" loext:contextual-spacing="false" fo:text-align="justify" style:justify-single-word="false" fo:background-color="#f2f2f2" style:vertical-align="baseline"/>
      <style:text-properties officeooo:paragraph-rsid="00137371"/>
    </style:style>
    <style:style style:name="P27" style:family="paragraph" style:parent-style-name="para">
      <loext:graphic-properties draw:fill="solid" draw:fill-color="#ffffff"/>
      <style:paragraph-properties fo:margin-top="0in" fo:margin-bottom="0in" loext:contextual-spacing="false" fo:text-align="justify" style:justify-single-word="false" fo:background-color="#ffffff" style:vertical-align="baseline"/>
      <style:text-properties style:font-name="DejaVu Sans Condensed" officeooo:paragraph-rsid="00137371"/>
    </style:style>
    <style:style style:name="P28" style:family="paragraph" style:parent-style-name="para">
      <loext:graphic-properties draw:fill="solid" draw:fill-color="#ffffff"/>
      <style:paragraph-properties fo:margin-top="0in" fo:margin-bottom="0.0835in" loext:contextual-spacing="false" fo:text-align="justify" style:justify-single-word="false" fo:background-color="#ffffff" style:vertical-align="baseline"/>
      <style:text-properties officeooo:paragraph-rsid="00137371"/>
    </style:style>
    <style:style style:name="P29" style:family="paragraph" style:parent-style-name="para">
      <loext:graphic-properties draw:fill="solid" draw:fill-color="#ffffff"/>
      <style:paragraph-properties fo:margin-top="0in" fo:margin-bottom="0.0835in" loext:contextual-spacing="false" fo:text-align="justify" style:justify-single-word="false" fo:background-color="#ffffff" style:vertical-align="baseline"/>
      <style:text-properties style:font-name="DejaVu Sans Condensed" officeooo:paragraph-rsid="00137371"/>
    </style:style>
    <style:style style:name="P30" style:family="paragraph" style:parent-style-name="para">
      <loext:graphic-properties draw:fill="solid" draw:fill-color="#ffffff"/>
      <style:paragraph-properties fo:margin-left="0.15in" fo:margin-right="0in" fo:margin-top="0in" fo:margin-bottom="0.0835in" loext:contextual-spacing="false" fo:text-align="justify" style:justify-single-word="false" fo:text-indent="0in" style:auto-text-indent="false" fo:background-color="#ffffff" style:vertical-align="baseline"/>
      <style:text-properties style:font-name="DejaVu Sans Condensed" officeooo:paragraph-rsid="00145b7f"/>
    </style:style>
    <style:style style:name="T1" style:family="text">
      <style:text-properties fo:color="#333333" style:font-name="Calibri Light" style:font-name-complex="Calibri Light1"/>
    </style:style>
    <style:style style:name="T2" style:family="text">
      <style:text-properties fo:color="#333333" style:font-name="Calibri Light" style:font-name-complex="Calibri Light1" loext:padding="0in" loext:border="none"/>
    </style:style>
    <style:style style:name="T3" style:family="text">
      <style:text-properties fo:color="#333333" style:font-name="Calibri Light" fo:font-size="12pt" fo:background-color="#f2f2f2" loext:char-shading-value="0" style:font-size-asian="12pt" style:font-name-complex="Calibri Light1" style:font-size-complex="12pt" loext:padding="0in" loext:border="none"/>
    </style:style>
    <style:style style:name="T4" style:family="text">
      <style:text-properties fo:color="#333333" style:font-name="Calibri Light" fo:font-size="12pt" style:text-underline-style="none" fo:font-weight="bold" officeooo:rsid="00137371" style:font-name-asian="Times New Roman1" style:font-size-asian="12pt" style:font-weight-asian="bold" style:font-name-complex="Calibri Light1" style:font-size-complex="12pt" style:font-weight-complex="bold"/>
    </style:style>
    <style:style style:name="T5" style:family="text">
      <style:text-properties fo:color="#333333" style:font-name-complex="Calibri Light1" loext:padding="0in" loext:border="none"/>
    </style:style>
    <style:style style:name="T6" style:family="text">
      <style:text-properties fo:color="#333333" style:font-name-complex="Calibri Light1"/>
    </style:style>
    <style:style style:name="T7" style:family="text">
      <style:text-properties fo:color="#333333" fo:font-size="12pt" fo:background-color="#f2f2f2" loext:char-shading-value="0" style:font-size-asian="12pt" style:font-name-complex="Calibri Light1" style:font-size-complex="12pt" loext:padding="0in" loext:border="none"/>
    </style:style>
    <style:style style:name="T8" style:family="text">
      <style:text-properties fo:color="#333333" style:font-name="DejaVu Sans Light" style:font-name-complex="Calibri Light1"/>
    </style:style>
    <style:style style:name="T9" style:family="text">
      <style:text-properties fo:color="#333333" style:font-name="DejaVu Sans Light" style:font-name-complex="Calibri Light1" loext:padding="0in" loext:border="none"/>
    </style:style>
    <style:style style:name="T10" style:family="text">
      <style:text-properties fo:color="#333333" style:font-name="DejaVu Sans Light" fo:font-size="12pt" fo:background-color="#f2f2f2" loext:char-shading-value="0" style:font-size-asian="12pt" style:font-name-complex="Calibri Light1" style:font-size-complex="12pt" loext:padding="0in" loext:border="none"/>
    </style:style>
    <style:style style:name="T11" style:family="text">
      <style:text-properties fo:color="#333333" style:font-name="DejaVu Sans Condensed" style:font-name-complex="Calibri Light1"/>
    </style:style>
    <style:style style:name="T12" style:family="text">
      <style:text-properties fo:color="#333333" style:font-name="DejaVu Sans Condensed" style:font-name-complex="Calibri Light1" loext:padding="0in" loext:border="none"/>
    </style:style>
    <style:style style:name="T13" style:family="text">
      <style:text-properties fo:color="#333333" style:font-name="DejaVu Sans Condensed" fo:font-size="12pt" fo:background-color="#f2f2f2" loext:char-shading-value="0" style:font-size-asian="12pt" style:font-name-complex="Calibri Light1" style:font-size-complex="12pt" loext:padding="0in" loext:border="none"/>
    </style:style>
    <style:style style:name="T14" style:family="text">
      <style:text-properties fo:color="#333333" style:font-name="DejaVu Sans Condensed" fo:font-size="12pt" fo:font-weight="bold" officeooo:rsid="00137371" style:font-name-asian="Times New Roman1" style:font-size-asian="12pt" style:language-asian="fr" style:country-asian="FR" style:font-weight-asian="bold" style:font-name-complex="Calibri Light1" style:font-size-complex="12pt" style:font-weight-complex="bold"/>
    </style:style>
    <style:style style:name="T15" style:family="text">
      <style:text-properties fo:color="#333333" style:font-name="DejaVu Sans Condensed" fo:font-size="12pt" fo:language="fr" fo:country="FR" fo:font-weight="bold" officeooo:rsid="00137371" style:font-name-asian="Times New Roman1" style:font-size-asian="12pt" style:font-weight-asian="bold" style:font-name-complex="Calibri Light1" style:font-size-complex="12pt" style:font-weight-complex="bold"/>
    </style:style>
    <style:style style:name="T16" style:family="text">
      <style:text-properties fo:color="#333333" style:font-name="Helvetica"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color="#333333" style:font-name="Helvetica" fo:font-size="13.5pt" fo:font-weight="bold" style:font-size-asian="13.5pt" style:font-weight-asian="bold" style:font-size-complex="13.5pt" style:font-weight-complex="bold"/>
    </style:style>
    <style:style style:name="T18" style:family="text">
      <style:text-properties fo:color="#333333" style:font-name="Helvetica" fo:font-size="10.5pt" style:font-size-asian="10.5pt" style:font-size-complex="10.5pt"/>
    </style:style>
    <style:style style:name="T19" style:family="text">
      <style:text-properties fo:color="#333333" style:font-name="Consolas" fo:language="en" fo:country="US"/>
    </style:style>
    <style:style style:name="T20" style:family="text">
      <style:text-properties fo:color="#333333" style:font-name="Consolas" fo:language="en" fo:country="US" fo:font-weight="bold" style:font-weight-asian="bold" style:font-weight-complex="bold"/>
    </style:style>
    <style:style style:name="T21" style:family="text">
      <style:text-properties fo:color="#333333" style:font-name="Consolas" fo:language="en" fo:country="US" fo:font-weight="bold" style:font-name-asian="F" style:font-weight-asian="bold" style:font-weight-complex="bold"/>
    </style:style>
    <style:style style:name="T22" style:family="text">
      <style:text-properties fo:color="#333333" style:font-name="Consolas"/>
    </style:style>
    <style:style style:name="T23" style:family="text">
      <style:text-properties fo:color="#333333" style:font-name="Consolas" fo:font-weight="bold" style:font-weight-asian="bold" style:font-weight-complex="bold"/>
    </style:style>
    <style:style style:name="T24" style:family="text">
      <style:text-properties fo:color="#333333" fo:font-weight="bold" officeooo:rsid="00137371" style:font-weight-asian="bold" style:font-name-complex="Calibri Light1" style:font-weight-complex="bold"/>
    </style:style>
    <style:style style:name="T25" style:family="text">
      <style:text-properties fo:color="#000000" style:font-name="Calibri Light" fo:font-size="12pt" fo:font-weight="bold" officeooo:rsid="00137371" style:font-name-asian="Times New Roman1" style:font-size-asian="12pt" style:font-weight-asian="bold" style:font-name-complex="Calibri Light1" style:font-size-complex="12pt" style:font-weight-complex="bold"/>
    </style:style>
    <style:style style:name="T26" style:family="text">
      <style:text-properties fo:color="#cccccc" style:font-name="Consolas" fo:language="en" fo:country="US"/>
    </style:style>
    <style:style style:name="T27" style:family="text">
      <style:text-properties fo:color="#cccccc" style:font-name="Consolas"/>
    </style:style>
    <style:style style:name="T28" style:family="text">
      <style:text-properties fo:color="#a61717" style:font-name="Consolas" fo:language="en" fo:country="US" fo:background-color="#e3d2d2" loext:char-shading-value="0"/>
    </style:style>
    <style:style style:name="T29" style:family="text">
      <style:text-properties fo:color="#a61717" style:font-name="Consolas" fo:background-color="#e3d2d2" loext:char-shading-value="0"/>
    </style:style>
    <style:style style:name="T30" style:family="text">
      <style:text-properties fo:color="#0086b3" style:font-name="Consolas" fo:language="en" fo:country="US"/>
    </style:style>
    <style:style style:name="T31" style:family="text">
      <style:text-properties fo:color="#009999" style:font-name="Consolas" fo:language="en" fo:country="US"/>
    </style:style>
    <style:style style:name="T32" style:family="text">
      <style:text-properties fo:color="#008080" style:font-name="Consolas" fo:language="en" fo:country="US"/>
    </style:style>
    <style:style style:name="T33" style:family="text">
      <style:text-properties fo:color="#008080" style:font-name="Consolas"/>
    </style:style>
    <style:style style:name="T34" style:family="text">
      <style:text-properties fo:color="#dd1144" style:font-name="Consolas" fo:language="en" fo:country="US"/>
    </style:style>
    <style:style style:name="T35" style:family="text">
      <style:text-properties fo:color="#999988" style:font-name="Consolas" fo:language="en" fo:country="US" fo:font-style="italic" style:font-style-asian="italic" style:font-style-complex="italic"/>
    </style:style>
    <style:style style:name="T36" style:family="text">
      <style:text-properties fo:color="#999988" style:font-name="Consolas" fo:font-style="italic" style:font-style-asian="italic" style:font-style-complex="italic"/>
    </style:style>
    <style:style style:name="T37" style:family="text">
      <style:text-properties fo:color="#990073" style:font-name="Consolas" fo:language="en" fo:country="US"/>
    </style:style>
    <style:style style:name="T38" style:family="text">
      <style:text-properties fo:color="#990073" style:font-name="Consolas"/>
    </style:style>
    <style:style style:name="T39" style:family="text">
      <style:text-properties fo:color="#009926" style:font-name="Consolas" fo:language="en" fo:country="US"/>
    </style:style>
    <style:style style:name="T40" style:family="text">
      <style:text-properties style:font-name="monospace" loext:padding-left="0.0417in" loext:padding-right="0.0417in" loext:padding-top="0.0193in" loext:padding-bottom="0.0193in" loext:border="0.06pt solid #000000"/>
    </style:style>
    <style:style style:name="T41" style:family="text">
      <style:text-properties fo:font-variant="normal" fo:text-transform="none" fo:color="#7451eb" style:font-name="Montserrat" fo:font-size="9.60000038146973pt" fo:letter-spacing="normal" fo:font-style="normal" style:text-underline-style="solid" style:text-underline-width="auto" style:text-underline-color="font-color" fo:font-weight="normal"/>
    </style:style>
    <style:style style:name="T42" style:family="text">
      <style:text-properties fo:font-variant="normal" fo:text-transform="none" fo:color="#000000" style:font-name="Montserrat" fo:font-size="9.60000038146973pt" fo:letter-spacing="normal" fo:font-style="normal" fo:font-weight="normal"/>
    </style:style>
    <style:style style:name="T43" style:family="text">
      <style:text-properties fo:font-variant="normal" fo:text-transform="none" fo:color="#000000" style:font-name="Montserrat" fo:font-size="9.60000038146973pt" fo:letter-spacing="normal" fo:font-style="normal" fo:font-weight="bold"/>
    </style:style>
    <style:style style:name="T44" style:family="text">
      <style:text-properties fo:font-variant="normal" fo:text-transform="none" fo:color="#000000" style:font-name="monospace" fo:font-size="9.60000038146973pt" fo:letter-spacing="normal" fo:font-style="normal" fo:font-weight="normal" loext:padding-left="0.0417in" loext:padding-right="0.0417in" loext:padding-top="0.0193in" loext:padding-bottom="0.0193in" loext:border="0.06pt solid #000000"/>
    </style:style>
    <style:style style:name="T45" style:family="text">
      <style:text-properties fo:font-variant="normal" fo:text-transform="none" fo:color="#ffffff" style:font-name="monospace" fo:font-size="9.60000038146973pt" fo:letter-spacing="normal" fo:font-style="normal" fo:font-weight="normal" fo:background-color="#000000" loext:char-shading-value="0" loext:padding="0in" loext:border="none"/>
    </style:style>
    <style:style style:name="T46" style:family="text">
      <style:text-properties fo:font-variant="normal" fo:text-transform="none" fo:color="#333333" fo:letter-spacing="normal" fo:font-style="normal" fo:font-weight="normal" style:font-name-complex="Calibri Light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DAP</text:p>
      <text:h text:style-name="P3" text:outline-level="2">Contexte :</text:h>
      <text:p text:style-name="P27"><text:span text:style-name="T5">Le protocole LDAP (Lightweight Directory Access Protocol) est un protocole permettant d'interroger et de modifier un service d'annuaire basé sur X.500 s'exécutant sur TCP / IP.</text:span></text:p>
      <text:p text:style-name="P27"><text:span text:style-name="T5">Ainsi, le protocole LDAP accède aux répertoires LDAP. Voici quelques concepts et termes clés:</text:span></text:p>
      <text:list xml:id="list1946168134" text:style-name="WWNum8">
        <text:list-item>
          <text:p text:style-name="P24"><text:span text:style-name="T11">Un répertoire LDAP est une arborescence d'</text:span><text:span text:style-name="em"><text:span text:style-name="T12">entrées</text:span></text:span><text:span text:style-name="T11"> de données de nature hiérarchique qui est appelée arborescence du répertoire d'information (DIT).</text:span></text:p>
        </text:list-item>
        <text:list-item>
          <text:p text:style-name="P24"><text:span text:style-name="T11">Une entrée se compose d'un ensemble d'</text:span><text:span text:style-name="em"><text:span text:style-name="T12">attributs</text:span></text:span><text:span text:style-name="T11">.</text:span></text:p>
        </text:list-item>
        <text:list-item>
          <text:p text:style-name="P24"><text:span text:style-name="T11">Un attribut possède un </text:span><text:span text:style-name="em"><text:span text:style-name="T12">type</text:span></text:span><text:span text:style-name="T11"> (un nom/description) et une ou plusieurs </text:span><text:span text:style-name="em"><text:span text:style-name="T12">valeurs</text:span></text:span><text:span text:style-name="T11">.</text:span></text:p>
        </text:list-item>
        <text:list-item>
          <text:p text:style-name="P24"><text:span text:style-name="T11">Chaque attribut doit être défini dans au moins une </text:span><text:span text:style-name="em"><text:span text:style-name="T12">classe d'objet</text:span></text:span><text:span text:style-name="T11">.</text:span></text:p>
        </text:list-item>
        <text:list-item>
          <text:p text:style-name="P24"><text:span text:style-name="T11">Les attributs et classes d'objets sont définis dans les </text:span><text:span text:style-name="em"><text:span text:style-name="T12">schémas</text:span></text:span><text:span text:style-name="T11"> (une classe d'objet est en fait considérée comme un type particulier d'attribut).</text:span></text:p>
        </text:list-item>
        <text:list-item>
          <text:p text:style-name="P24"><text:span text:style-name="T12">Chaque entrée a un identifiant unique: son </text:span><text:span text:style-name="em"><text:span text:style-name="T12">nom</text:span></text:span><text:span text:style-name="T12"> unique (DN ou dn). Celui-ci, à son tour, consiste en un </text:span><text:span text:style-name="em"><text:span text:style-name="T12">nom distinctif relatif</text:span></text:span><text:span text:style-name="T12"> (RDN) suivi du DN de l'entrée parent.</text:span></text:p>
        </text:list-item>
        <text:list-item>
          <text:p text:style-name="P21"><text:span text:style-name="T6">Le DN de l'entrée n'est pas un attribut. Il n'est pas considéré comme faisant partie de l'entrée elle-même.</text:span></text:p>
        </text:list-item>
      </text:list>
      <text:p text:style-name="P22"><text:span text:style-name="T6"/></text:p>
      <text:p text:style-name="P23"><text:span text:style-name="T24">Tutoriel</text:span></text:p>
      <text:p text:style-name="P30"><text:span text:style-name="T46"/></text:p>
      <text:p text:style-name="P30"><text:span text:style-name="T46">Installez OpenLDAP</text:span></text:p>
      <text:p text:style-name="P17"><text:bookmark text:name="r-5426611"/><text:a xlink:type="simple" xlink:href="https://www.openldap.org/" office:target-frame-name="_blank" xlink:show="new" text:style-name="Internet_20_link" text:visited-style-name="Visited_20_Internet_20_Link"><text:span text:style-name="T41">OpenLDAP</text:span></text:a><text:span text:style-name="T42"> est un des annuaires les plus répandus. Pour l’installer, vous devrez installer le paquet  </text:span><text:span text:style-name="Source_20_Text"><text:span text:style-name="T44">slapd</text:span></text:span><text:span text:style-name="T42">  . Installez également le paquet  </text:span><text:span text:style-name="Source_20_Text"><text:span text:style-name="T44">ldap-utils</text:span></text:span><text:span text:style-name="T42">  qui contient les utilitaires clients pour pouvoir interroger ou modifier votre annuaire.</text:span></text:p>
      <text:p text:style-name="P10"><text:bookmark text:name="r-5426612"/><text:span text:style-name="Example"><text:span text:style-name="T45">$ sudo apt-get install slapd ldap-utils</text:span></text:span></text:p>
      <text:p text:style-name="P19"><text:bookmark text:name="r-5426613"/>À l’installation de slapd, on vous demandera d’entrer le mot de passe de l’administrateur de votre annuaire. Pas besoin de le rentrer car vous allez refaire cette opération dans un instant.</text:p>
      <text:p text:style-name="P17"><text:bookmark text:name="r-5426615"/><text:span text:style-name="T42">Voilà, vous avez installé votre annuaire. Vous allez maintenant utiliser l’outil de configuration </text:span><text:span text:style-name="Emphasis"><text:span text:style-name="T42">debconf</text:span></text:span><text:span text:style-name="T42"> de Debian pour définir la configuration de base de votre annuaire :</text:span></text:p>
      <text:p text:style-name="P10"><text:bookmark text:name="r-5426616"/><text:span text:style-name="Example"><text:span text:style-name="T45">$ sudo dpkg-reconfigure slapd</text:span></text:span></text:p>
      <text:p text:style-name="P18"><text:bookmark text:name="r-5426617"/>Indiquez :</text:p>
      <text:list xml:id="list2438412899" text:style-name="L1">
        <text:list-item>
          <text:p text:style-name="P20"><text:bookmark text:name="r-5426632"/><text:bookmark text:name="r-5426619"/><text:bookmark text:name="r-5426618"/>No pour la première question afin de pouvoir utiliser l’outil de configuration</text:p>
        </text:list-item>
        <text:list-item>
          <text:p text:style-name="P20"><text:bookmark text:name="r-5426621"/><text:bookmark text:name="r-5426620"/>pour nom DNS : mon-entreprise.com</text:p>
        </text:list-item>
        <text:list-item>
          <text:p text:style-name="P20"><text:bookmark text:name="r-5426623"/><text:bookmark text:name="r-5426622"/>pour nom d’organisation : mon-entreprise</text:p>
        </text:list-item>
        <text:list-item>
          <text:p text:style-name="P20"><text:bookmark text:name="r-5426625"/><text:bookmark text:name="r-5426624"/>le mot de passe administrateur x2</text:p>
        </text:list-item>
        <text:list-item>
          <text:p text:style-name="P20"><text:bookmark text:name="r-5426627"/><text:bookmark text:name="r-5426626"/>choisissez le format de base par défaut : mdb</text:p>
        </text:list-item>
        <text:list-item>
          <text:p text:style-name="P20"><text:bookmark text:name="r-5426629"/><text:bookmark text:name="r-5426628"/><text:soft-page-break/>No pour savoir si la base doit être supprimée quand slapd est purgé</text:p>
        </text:list-item>
        <text:list-item>
          <text:p text:style-name="P20"><text:bookmark text:name="r-5426631"/><text:bookmark text:name="r-5426630"/>Yes pour déplacer l’ancienne base de données</text:p>
        </text:list-item>
      </text:list>
      <text:p text:style-name="P18"><text:bookmark text:name="r-5426633"/>Comme votre DNS est mon-entreprise.com, la racine de votre DIT a été configurée à “dc=mon-entreprise,dc=com”, vous pouvez utiliser la commande ldapsearch suivante pour visualiser votre DIT :</text:p>
      <text:p text:style-name="P9"><text:bookmark text:name="r-5426634"/><text:span text:style-name="Example"><text:span text:style-name="T45">$ sudo ldapsearch -Q -L -Y EXTERNAL -H ldapi:/// -b dc=mon-entreprise,dc=com</text:span></text:span></text:p>
      <text:p text:style-name="P9"><text:span text:style-name="Example"><text:span text:style-name="T45">version: 1</text:span></text:span></text:p>
      <text:p text:style-name="P9"/>
      <text:p text:style-name="P9"><text:span text:style-name="Example"><text:span text:style-name="T45">#</text:span></text:span></text:p>
      <text:p text:style-name="P9"><text:span text:style-name="Example"><text:span text:style-name="T45"># LDAPv3</text:span></text:span></text:p>
      <text:p text:style-name="P9"><text:span text:style-name="Example"><text:span text:style-name="T45"># base &lt;dc=mon-entreprise,dc=com&gt; with scope subtree</text:span></text:span></text:p>
      <text:p text:style-name="P9"><text:span text:style-name="Example"><text:span text:style-name="T45"># filter: (objectclass=*)</text:span></text:span></text:p>
      <text:p text:style-name="P9"><text:span text:style-name="Example"><text:span text:style-name="T45"># requesting: ALL</text:span></text:span></text:p>
      <text:p text:style-name="P9"><text:span text:style-name="Example"><text:span text:style-name="T45">#</text:span></text:span></text:p>
      <text:p text:style-name="P9"/>
      <text:p text:style-name="P9"><text:span text:style-name="Example"><text:span text:style-name="T45"># mon-entreprise.com</text:span></text:span></text:p>
      <text:p text:style-name="P9"><text:span text:style-name="Example"><text:span text:style-name="T45">dn: dc=mon-entreprise,dc=com</text:span></text:span></text:p>
      <text:p text:style-name="P9"><text:span text:style-name="Example"><text:span text:style-name="T45">objectClass: top</text:span></text:span></text:p>
      <text:p text:style-name="P9"><text:span text:style-name="Example"><text:span text:style-name="T45">objectClass: dcObject</text:span></text:span></text:p>
      <text:p text:style-name="P9"><text:span text:style-name="Example"><text:span text:style-name="T45">objectClass: organization</text:span></text:span></text:p>
      <text:p text:style-name="P9"><text:span text:style-name="Example"><text:span text:style-name="T45">o: mon-entreprise</text:span></text:span></text:p>
      <text:p text:style-name="P9"><text:span text:style-name="Example"><text:span text:style-name="T45">dc: mon-entreprise</text:span></text:span></text:p>
      <text:p text:style-name="P9"/>
      <text:p text:style-name="P9"><text:span text:style-name="Example"><text:span text:style-name="T45"># admin, mon-entreprise.com</text:span></text:span></text:p>
      <text:p text:style-name="P9"><text:span text:style-name="Example"><text:span text:style-name="T45">dn: cn=admin,dc=mon-entreprise,dc=com</text:span></text:span></text:p>
      <text:p text:style-name="P9"><text:span text:style-name="Example"><text:span text:style-name="T45">objectClass: simpleSecurityObject</text:span></text:span></text:p>
      <text:p text:style-name="P9"><text:span text:style-name="Example"><text:span text:style-name="T45">objectClass: organizationalRole</text:span></text:span></text:p>
      <text:p text:style-name="P9"><text:span text:style-name="Example"><text:span text:style-name="T45">cn: admin</text:span></text:span></text:p>
      <text:p text:style-name="P9"><text:span text:style-name="Example"><text:span text:style-name="T45">description: LDAP administrator</text:span></text:span></text:p>
      <text:p text:style-name="P9"/>
      <text:p text:style-name="P9"><text:span text:style-name="Example"><text:span text:style-name="T45"># search result</text:span></text:span></text:p>
      <text:p text:style-name="P9"/>
      <text:p text:style-name="P9"><text:span text:style-name="Example"><text:span text:style-name="T45"># numResponses: 3</text:span></text:span></text:p>
      <text:p text:style-name="P10"><text:span text:style-name="Example"><text:span text:style-name="T45"># numEntries: 2</text:span></text:span></text:p>
      <text:p text:style-name="P17"><text:bookmark text:name="r-5426635"/><text:span text:style-name="T42">La commande  </text:span><text:span text:style-name="Source_20_Text"><text:span text:style-name="T44">ldapsearch</text:span></text:span><text:span text:style-name="T42">  sert, comme son nom l’indique à chercher dans un annuaire LDAP. Voici le détail des options utilisées :</text:span></text:p>
      <text:p text:style-name="P14"><text:bookmark text:name="r-5426662"/><text:bookmark text:name="r-5426661"/><text:bookmark text:name="r-5426640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text:bookmark text:name="r-5426637"/><text:bookmark text:name="r-5426636"/>-Q<text:bookmark text:name="r-5426639"/></text:p>
          </table:table-cell>
          <table:table-cell table:style-name="Table1.A1" office:value-type="string">
            <text:p text:style-name="P16"><text:bookmark text:name="r-5426638"/>active le mode silencieux pour l’authentification SASL<text:bookmark text:name="r-5426645"/><text:bookmark text:name="r-5426642"/></text:p>
          </table:table-cell>
        </table:table-row>
        <table:table-row table:style-name="Table1.2">
          <table:table-cell table:style-name="Table1.A1" office:value-type="string">
            <text:p text:style-name="P16"><text:bookmark text:name="r-5426641"/>-Y<text:bookmark text:name="r-5426644"/></text:p>
          </table:table-cell>
          <table:table-cell table:style-name="Table1.A1" office:value-type="string">
            <text:p text:style-name="P16"><text:bookmark text:name="r-5426643"/>indique le mode SASL choisi pour l’authentification. Normalement, EXTERNAL implique une authentification par certificat client mais dans ce cas là ça signifie que l’authentification se fera par <text:soft-page-break/>l’UID et le GID du compte système. C’est pour ça que vous devez lancer la commande avec “sudo”. L’utilisateur root a des passe-droits pour accéder à la base locale LDAP <draw:frame draw:style-name="fr1" draw:name="Image1" text:anchor-type="as-char" svg:width="0.1583in" svg:height="0.1583in" draw:z-index="0"><draw:image xlink:href="Pictures/100002000000001300000013ECEC8ECECDA7614E.png" xlink:type="simple" xlink:show="embed" xlink:actuate="onLoad" loext:mime-type="image/png"/><svg:title>:)</svg:title></draw:frame><text:bookmark text:name="r-5426650"/><text:bookmark text:name="r-5426647"/></text:p>
          </table:table-cell>
        </table:table-row>
        <table:table-row table:style-name="Table1.1">
          <table:table-cell table:style-name="Table1.A1" office:value-type="string">
            <text:p text:style-name="P16"><text:bookmark text:name="r-5426646"/>-L<text:bookmark text:name="r-5426649"/></text:p>
          </table:table-cell>
          <table:table-cell table:style-name="Table1.A1" office:value-type="string">
            <text:p text:style-name="P16"><text:bookmark text:name="r-5426648"/>indique d’afficher le résultat au format LDIF. On aurait pu indiquer  <text:span text:style-name="Source_20_Text"><text:span text:style-name="T40">-LLL</text:span></text:span>  pour avoir la même chose sans toutes les lignes commentées.<text:bookmark text:name="r-5426655"/><text:bookmark text:name="r-5426652"/></text:p>
          </table:table-cell>
        </table:table-row>
        <table:table-row table:style-name="Table1.2">
          <table:table-cell table:style-name="Table1.A1" office:value-type="string">
            <text:p text:style-name="P16"><text:bookmark text:name="r-5426651"/>-H<text:bookmark text:name="r-5426654"/></text:p>
          </table:table-cell>
          <table:table-cell table:style-name="Table1.A1" office:value-type="string">
            <text:p text:style-name="P16"><text:bookmark text:name="r-5426653"/>indique l’URI qu’on veut utiliser pour se connecter. Ici  <text:span text:style-name="Source_20_Text"><text:span text:style-name="T40">ldapi:///</text:span></text:span>  dit de se connecter à la socket Unix en local (la communication passe par un fichier local plutôt que par le réseau).<text:bookmark text:name="r-5426660"/><text:bookmark text:name="r-5426657"/></text:p>
          </table:table-cell>
        </table:table-row>
        <table:table-row table:style-name="Table1.1">
          <table:table-cell table:style-name="Table1.A1" office:value-type="string">
            <text:p text:style-name="P16"><text:bookmark text:name="r-5426656"/>-b<text:bookmark text:name="r-5426659"/></text:p>
          </table:table-cell>
          <table:table-cell table:style-name="Table1.A1" office:value-type="string">
            <text:p text:style-name="P16"><text:bookmark text:name="r-5426658"/>indique le noeud à partir duquel vous voulez faire votre recherche. Ici  <text:span text:style-name="Source_20_Text"><text:span text:style-name="T40">dc=mon-entreprise,dc=com</text:span></text:span>  est la racine donc vous recherchez dans tout le DIT. À la suite du noeud, vous auriez pu indiquer des filtres pour votre recherche mais sans filtre vous avez l’affichage le plus complet.</text:p>
          </table:table-cell>
        </table:table-row>
      </table:table>
      <text:p text:style-name="P17"><text:bookmark text:name="r-5426663"/><text:span text:style-name="T42">Je vais maintenant vous parler un peu du </text:span><text:span text:style-name="Strong_20_Emphasis"><text:span text:style-name="T43">format LDIF</text:span></text:span><text:span text:style-name="T42"> utilisé pour afficher la réponse de cette commande.</text:span></text:p>
      <text:p text:style-name="P28"><text:span text:style-name="T11"/></text:p>
      <text:h text:style-name="P4" text:outline-level="2">Mode opératoire :</text:h>
      <text:h text:style-name="P5" text:outline-level="3"><text:span text:style-name="T16">Recherche dans l'annuaire LDAP</text:span></text:h>
      <text:p text:style-name="P2"><text:span text:style-name="lineno"><text:span text:style-name="T26">1 </text:span></text:span><text:span text:style-name="err"><text:span text:style-name="T28">$</text:span></text:span><text:span text:style-name="HTML_20_Code"><text:span text:style-name="T19"> </text:span></text:span><text:span text:style-name="n"><text:span text:style-name="T19">ldapsearch</text:span></text:span><text:span text:style-name="HTML_20_Code"><text:span text:style-name="T19"> </text:span></text:span><text:span text:style-name="o"><text:span text:style-name="T20">-</text:span></text:span><text:span text:style-name="n"><text:span text:style-name="T19">x</text:span></text:span><text:span text:style-name="HTML_20_Code"><text:span text:style-name="T19"> </text:span></text:span><text:span text:style-name="o"><text:span text:style-name="T20">-</text:span></text:span><text:span text:style-name="n"><text:span text:style-name="T19">h</text:span></text:span><text:span text:style-name="HTML_20_Code"><text:span text:style-name="T19"> </text:span></text:span><text:span text:style-name="n"><text:span text:style-name="T19">localhost</text:span></text:span><text:span text:style-name="HTML_20_Code"><text:span text:style-name="T19"> </text:span></text:span><text:span text:style-name="o"><text:span text:style-name="T20">-</text:span></text:span><text:span text:style-name="nb"><text:span text:style-name="T30">p</text:span></text:span><text:span text:style-name="HTML_20_Code"><text:span text:style-name="T19"> </text:span></text:span><text:span text:style-name="mi"><text:span text:style-name="T31">389</text:span></text:span><text:span text:style-name="HTML_20_Code"><text:span text:style-name="T19"> </text:span></text:span><text:span text:style-name="o"><text:span text:style-name="T20">-</text:span></text:span><text:span text:style-name="no"><text:span text:style-name="T32">LL</text:span></text:span><text:span text:style-name="HTML_20_Code"><text:span text:style-name="T19"> </text:span></text:span><text:span text:style-name="o"><text:span text:style-name="T20">-</text:span></text:span><text:span text:style-name="n"><text:span text:style-name="T19">b</text:span></text:span><text:span text:style-name="HTML_20_Code"><text:span text:style-name="T19"> </text:span></text:span><text:span text:style-name="s2"><text:span text:style-name="T34">"ou=Users,dc=openstack,dc=org"</text:span></text:span><text:span text:style-name="HTML_20_Code"><text:span text:style-name="T19"> </text:span></text:span><text:span text:style-name="o"><text:span text:style-name="T20">-</text:span></text:span><text:span text:style-name="n"><text:span text:style-name="T19">D</text:span></text:span><text:span text:style-name="HTML_20_Code"><text:span text:style-name="T19"> </text:span></text:span><text:span text:style-name="s2"><text:span text:style-name="T34">"cn=admin,dc=openstack,dc=org"</text:span></text:span><text:span text:style-name="HTML_20_Code"><text:span text:style-name="T19"> </text:span></text:span><text:span text:style-name="o"><text:span text:style-name="T20">-</text:span></text:span><text:span text:style-name="n"><text:span text:style-name="T19">w</text:span></text:span><text:span text:style-name="HTML_20_Code"><text:span text:style-name="T19"> </text:span></text:span><text:span text:style-name="n"><text:span text:style-name="T19">password</text:span></text:span></text:p>
      <text:p text:style-name="P2"><text:span text:style-name="lineno"><text:span text:style-name="T26">2</text:span></text:span></text:p>
      <text:p text:style-name="P2"><text:span text:style-name="lineno"><text:span text:style-name="T26">3 </text:span></text:span><text:span text:style-name="c1"><text:span text:style-name="T35">## ou</text:span></text:span></text:p>
      <text:p text:style-name="P2"><text:span text:style-name="lineno"><text:span text:style-name="T26">4</text:span></text:span></text:p>
      <text:p text:style-name="P2"><text:span text:style-name="lineno"><text:span text:style-name="T26">5 </text:span></text:span><text:span text:style-name="err"><text:span text:style-name="T28">$</text:span></text:span><text:span text:style-name="HTML_20_Code"><text:span text:style-name="T19"> </text:span></text:span><text:span text:style-name="n"><text:span text:style-name="T19">ldapsearch</text:span></text:span><text:span text:style-name="HTML_20_Code"><text:span text:style-name="T19"> </text:span></text:span><text:span text:style-name="o"><text:span text:style-name="T20">-</text:span></text:span><text:span text:style-name="n"><text:span text:style-name="T19">x</text:span></text:span><text:span text:style-name="HTML_20_Code"><text:span text:style-name="T19"> </text:span></text:span><text:span text:style-name="o"><text:span text:style-name="T20">-</text:span></text:span><text:span text:style-name="n"><text:span text:style-name="T19">H</text:span></text:span><text:span text:style-name="HTML_20_Code"><text:span text:style-name="T19"> </text:span></text:span><text:span text:style-name="ss"><text:span text:style-name="T37">ldap</text:span></text:span><text:span text:style-name="p"><text:span text:style-name="T19">:</text:span></text:span><text:span text:style-name="sr"><text:span text:style-name="T39">//</text:span></text:span><text:span text:style-name="n"><text:span text:style-name="T19">localhost</text:span></text:span><text:span text:style-name="HTML_20_Code"><text:span text:style-name="T19"> </text:span></text:span><text:span text:style-name="o"><text:span text:style-name="T20">-</text:span></text:span><text:span text:style-name="no"><text:span text:style-name="T32">LL</text:span></text:span><text:span text:style-name="HTML_20_Code"><text:span text:style-name="T19"> </text:span></text:span><text:span text:style-name="o"><text:span text:style-name="T20">-</text:span></text:span><text:span text:style-name="n"><text:span text:style-name="T19">b</text:span></text:span><text:span text:style-name="HTML_20_Code"><text:span text:style-name="T19"> </text:span></text:span><text:span text:style-name="s2"><text:span text:style-name="T34">"ou=Users,dc=openstack,dc=org"</text:span></text:span><text:span text:style-name="HTML_20_Code"><text:span text:style-name="T19"> </text:span></text:span><text:span text:style-name="o"><text:span text:style-name="T20">-</text:span></text:span><text:span text:style-name="n"><text:span text:style-name="T19">D</text:span></text:span><text:span text:style-name="HTML_20_Code"><text:span text:style-name="T19"> </text:span></text:span><text:span text:style-name="s2"><text:span text:style-name="T34">"cn=admin,dc=openstack,dc=org"</text:span></text:span><text:span text:style-name="HTML_20_Code"><text:span text:style-name="T19"> </text:span></text:span><text:span text:style-name="o"><text:span text:style-name="T20">-</text:span></text:span><text:span text:style-name="n"><text:span text:style-name="T19">w</text:span></text:span><text:span text:style-name="HTML_20_Code"><text:span text:style-name="T19"> </text:span></text:span><text:span text:style-name="n"><text:span text:style-name="T19">password</text:span></text:span></text:p>
      <text:p text:style-name="P2"><text:span text:style-name="lineno"><text:span text:style-name="T26">6 </text:span></text:span><text:span text:style-name="ss"><text:span text:style-name="T37">version</text:span></text:span><text:span text:style-name="p"><text:span text:style-name="T19">:</text:span></text:span><text:span text:style-name="HTML_20_Code"><text:span text:style-name="T19"> </text:span></text:span><text:span text:style-name="mi"><text:span text:style-name="T31">1</text:span></text:span></text:p>
      <text:p text:style-name="P2"><text:span text:style-name="lineno"><text:span text:style-name="T26">7</text:span></text:span></text:p>
      <text:p text:style-name="P2"><text:span text:style-name="lineno"><text:span text:style-name="T26">8 </text:span></text:span><text:span text:style-name="ss"><text:span text:style-name="T37">dn</text:span></text:span><text:span text:style-name="p"><text:span text:style-name="T19">:</text:span></text:span><text:span text:style-name="HTML_20_Code"><text:span text:style-name="T19"> </text:span></text:span><text:span text:style-name="n"><text:span text:style-name="T19">ou</text:span></text:span><text:span text:style-name="o"><text:span text:style-name="T20">=</text:span></text:span><text:span text:style-name="no"><text:span text:style-name="T32">Users</text:span></text:span><text:span text:style-name="p"><text:span text:style-name="T19">,</text:span></text:span><text:span text:style-name="n"><text:span text:style-name="T19">dc</text:span></text:span><text:span text:style-name="o"><text:span text:style-name="T20">=</text:span></text:span><text:span text:style-name="n"><text:span text:style-name="T19">openstack</text:span></text:span><text:span text:style-name="p"><text:span text:style-name="T19">,</text:span></text:span><text:span text:style-name="n"><text:span text:style-name="T19">dc</text:span></text:span><text:span text:style-name="o"><text:span text:style-name="T20">=</text:span></text:span><text:span text:style-name="n"><text:span text:style-name="T19">org</text:span></text:span></text:p>
      <text:p text:style-name="P2"><text:span text:style-name="lineno"><text:span text:style-name="T26">9 </text:span></text:span><text:span text:style-name="ss"><text:span text:style-name="T37">objectClass</text:span></text:span><text:span text:style-name="p"><text:span text:style-name="T19">:</text:span></text:span><text:span text:style-name="HTML_20_Code"><text:span text:style-name="T19"> </text:span></text:span><text:span text:style-name="n"><text:span text:style-name="T19">organizationalUnit</text:span></text:span></text:p>
      <text:p text:style-name="P2"><text:span text:style-name="lineno"><text:span text:style-name="T26">10 </text:span></text:span><text:span text:style-name="ss"><text:span text:style-name="T37">ou</text:span></text:span><text:span text:style-name="p"><text:span text:style-name="T19">:</text:span></text:span><text:span text:style-name="HTML_20_Code"><text:span text:style-name="T19"> </text:span></text:span><text:span text:style-name="no"><text:span text:style-name="T32">Users</text:span></text:span></text:p>
      <text:p text:style-name="P2"><text:span text:style-name="lineno"><text:span text:style-name="T26">11</text:span></text:span></text:p>
      <text:p text:style-name="P2"><text:span text:style-name="lineno"><text:span text:style-name="T26">12 </text:span></text:span><text:span text:style-name="ss"><text:span text:style-name="T37">dn</text:span></text:span><text:span text:style-name="p"><text:span text:style-name="T19">:</text:span></text:span><text:span text:style-name="HTML_20_Code"><text:span text:style-name="T19"> </text:span></text:span><text:span text:style-name="n"><text:span text:style-name="T19">cn</text:span></text:span><text:span text:style-name="o"><text:span text:style-name="T20">=</text:span></text:span><text:span text:style-name="no"><text:span text:style-name="T32">Robert</text:span></text:span><text:span text:style-name="HTML_20_Code"><text:span text:style-name="T19"> </text:span></text:span><text:span text:style-name="no"><text:span text:style-name="T32">Smith</text:span></text:span><text:span text:style-name="p"><text:span text:style-name="T19">,</text:span></text:span><text:span text:style-name="n"><text:span text:style-name="T19">ou</text:span></text:span><text:span text:style-name="o"><text:span text:style-name="T20">=</text:span></text:span><text:span text:style-name="no"><text:span text:style-name="T32">Users</text:span></text:span><text:span text:style-name="p"><text:span text:style-name="T19">,</text:span></text:span><text:span text:style-name="n"><text:span text:style-name="T19">dc</text:span></text:span><text:span text:style-name="o"><text:span text:style-name="T20">=</text:span></text:span><text:span text:style-name="n"><text:span text:style-name="T19">openstack</text:span></text:span><text:span text:style-name="p"><text:span text:style-name="T19">,</text:span></text:span><text:span text:style-name="n"><text:span text:style-name="T19">dc</text:span></text:span><text:span text:style-name="o"><text:span text:style-name="T20">=</text:span></text:span><text:span text:style-name="n"><text:span text:style-name="T19">org</text:span></text:span></text:p>
      <text:p text:style-name="P2"><text:span text:style-name="lineno"><text:span text:style-name="T26">13 </text:span></text:span><text:span text:style-name="ss"><text:span text:style-name="T37">objectClass</text:span></text:span><text:span text:style-name="p"><text:span text:style-name="T19">:</text:span></text:span><text:span text:style-name="HTML_20_Code"><text:span text:style-name="T19"> </text:span></text:span><text:span text:style-name="n"><text:span text:style-name="T19">inetOrgPerson</text:span></text:span></text:p>
      <text:p text:style-name="P2"><text:span text:style-name="lineno"><text:span text:style-name="T26">14 </text:span></text:span><text:span text:style-name="ss"><text:span text:style-name="T37">cn</text:span></text:span><text:span text:style-name="p"><text:span text:style-name="T19">:</text:span></text:span><text:span text:style-name="HTML_20_Code"><text:span text:style-name="T19"> </text:span></text:span><text:span text:style-name="no"><text:span text:style-name="T32">Robert</text:span></text:span><text:span text:style-name="HTML_20_Code"><text:span text:style-name="T19"> </text:span></text:span><text:span text:style-name="no"><text:span text:style-name="T32">Smith</text:span></text:span></text:p>
      <text:p text:style-name="P2"><text:span text:style-name="lineno"><text:span text:style-name="T26">15 </text:span></text:span><text:span text:style-name="ss"><text:span text:style-name="T37">cn</text:span></text:span><text:span text:style-name="p"><text:span text:style-name="T19">:</text:span></text:span><text:span text:style-name="HTML_20_Code"><text:span text:style-name="T19"> </text:span></text:span><text:span text:style-name="no"><text:span text:style-name="T32">Robert</text:span></text:span><text:span text:style-name="HTML_20_Code"><text:span text:style-name="T19"> </text:span></text:span><text:span text:style-name="n"><text:span text:style-name="T19">J</text:span></text:span><text:span text:style-name="HTML_20_Code"><text:span text:style-name="T19"> </text:span></text:span><text:span text:style-name="no"><text:span text:style-name="T32">Smith</text:span></text:span></text:p>
      <text:p text:style-name="P2"><text:span text:style-name="lineno"><text:span text:style-name="T26">16 </text:span></text:span><text:span text:style-name="ss"><text:span text:style-name="T37">cn</text:span></text:span><text:span text:style-name="p"><text:span text:style-name="T19">:</text:span></text:span><text:span text:style-name="HTML_20_Code"><text:span text:style-name="T19"> </text:span></text:span><text:span text:style-name="n"><text:span text:style-name="T19">bob</text:span></text:span><text:span text:style-name="HTML_20_Code"><text:span text:style-name="T19"> <text:s/></text:span></text:span><text:span text:style-name="n"><text:span text:style-name="T19">smith</text:span></text:span></text:p>
      <text:p text:style-name="P2"><text:span text:style-name="lineno"><text:span text:style-name="T26">17 </text:span></text:span><text:span text:style-name="ss"><text:span text:style-name="T37">sn</text:span></text:span><text:span text:style-name="p"><text:span text:style-name="T19">:</text:span></text:span><text:span text:style-name="HTML_20_Code"><text:span text:style-name="T19"> </text:span></text:span><text:span text:style-name="n"><text:span text:style-name="T19">smith</text:span></text:span></text:p>
      <text:p text:style-name="P2"><text:span text:style-name="lineno"><text:span text:style-name="T26">18 </text:span></text:span><text:span text:style-name="ss"><text:span text:style-name="T37">uid</text:span></text:span><text:span text:style-name="p"><text:span text:style-name="T19">:</text:span></text:span><text:span text:style-name="HTML_20_Code"><text:span text:style-name="T19"> </text:span></text:span><text:span text:style-name="n"><text:span text:style-name="T19">rjsmith</text:span></text:span></text:p>
      <text:p text:style-name="P2"><text:span text:style-name="lineno"><text:span text:style-name="T26">19 </text:span></text:span><text:span text:style-name="n"><text:span text:style-name="T19">userPassword</text:span></text:span><text:span text:style-name="o"><text:span text:style-name="T20">::</text:span></text:span><text:span text:style-name="HTML_20_Code"><text:span text:style-name="T19"> </text:span></text:span><text:span text:style-name="n"><text:span text:style-name="T19">ckpzbWl0SA</text:span></text:span><text:span text:style-name="o"><text:span text:style-name="T20">==</text:span></text:span></text:p>
      <text:p text:style-name="P2"><text:span text:style-name="lineno"><text:span text:style-name="T26">20 </text:span></text:span><text:span text:style-name="ss"><text:span text:style-name="T37">carLicense</text:span></text:span><text:span text:style-name="p"><text:span text:style-name="T19">:</text:span></text:span><text:span text:style-name="HTML_20_Code"><text:span text:style-name="T19"> </text:span></text:span><text:span text:style-name="no"><text:span text:style-name="T32">HISCAR</text:span></text:span><text:span text:style-name="HTML_20_Code"><text:span text:style-name="T19"> </text:span></text:span><text:span text:style-name="mi"><text:span text:style-name="T31">123</text:span></text:span></text:p>
      <text:p text:style-name="P2"><text:span text:style-name="lineno"><text:span text:style-name="T26">21 </text:span></text:span><text:span text:style-name="ss"><text:span text:style-name="T37">homePhone</text:span></text:span><text:span text:style-name="p"><text:span text:style-name="T19">:</text:span></text:span><text:span text:style-name="HTML_20_Code"><text:span text:style-name="T19"> </text:span></text:span><text:span text:style-name="mi"><text:span text:style-name="T31">555</text:span></text:span><text:span text:style-name="o"><text:span text:style-name="T20">-</text:span></text:span><text:span text:style-name="mi"><text:span text:style-name="T31">111</text:span></text:span><text:span text:style-name="o"><text:span text:style-name="T20">-</text:span></text:span><text:span text:style-name="mi"><text:span text:style-name="T31">2222</text:span></text:span></text:p>
      <text:p text:style-name="P2"><text:span text:style-name="lineno"><text:span text:style-name="T26">22 </text:span></text:span><text:span text:style-name="ss"><text:span text:style-name="T37">mail</text:span></text:span><text:span text:style-name="p"><text:span text:style-name="T19">:</text:span></text:span><text:span text:style-name="HTML_20_Code"><text:span text:style-name="T19"> </text:span></text:span><text:span text:style-name="n"><text:span text:style-name="T19">r</text:span></text:span><text:span text:style-name="o"><text:span text:style-name="T20">.</text:span></text:span><text:span text:style-name="n"><text:span text:style-name="T19">smith</text:span></text:span><text:span text:style-name="vi"><text:span text:style-name="T32">@example</text:span></text:span><text:span text:style-name="o"><text:span text:style-name="T20">.</text:span></text:span><text:span text:style-name="n"><text:span text:style-name="T19">com</text:span></text:span></text:p>
      <text:p text:style-name="P2"><text:span text:style-name="lineno"><text:span text:style-name="T27">23 </text:span></text:span><text:span text:style-name="ss"><text:span text:style-name="T38">mail</text:span></text:span><text:span text:style-name="p"><text:span text:style-name="T22">:</text:span></text:span><text:span text:style-name="HTML_20_Code"><text:span text:style-name="T22"> </text:span></text:span><text:span text:style-name="n"><text:span text:style-name="T22">rsmith</text:span></text:span><text:span text:style-name="vi"><text:span text:style-name="T33">@example</text:span></text:span><text:span text:style-name="o"><text:span text:style-name="T23">.</text:span></text:span><text:span text:style-name="n"><text:span text:style-name="T22">com</text:span></text:span></text:p>
      <text:p text:style-name="P2"><text:span text:style-name="lineno"><text:span text:style-name="T27">24 </text:span></text:span><text:span text:style-name="ss"><text:span text:style-name="T38">mail</text:span></text:span><text:span text:style-name="p"><text:span text:style-name="T22">:</text:span></text:span><text:span text:style-name="HTML_20_Code"><text:span text:style-name="T22"> </text:span></text:span><text:span text:style-name="n"><text:span text:style-name="T22">bob</text:span></text:span><text:span text:style-name="o"><text:span text:style-name="T23">.</text:span></text:span><text:span text:style-name="n"><text:span text:style-name="T22">smith</text:span></text:span><text:span text:style-name="vi"><text:span text:style-name="T33">@example</text:span></text:span><text:span text:style-name="o"><text:span text:style-name="T23">.</text:span></text:span><text:span text:style-name="n"><text:span text:style-name="T22">com</text:span></text:span></text:p>
      <text:p text:style-name="P2"><text:span text:style-name="lineno"><text:span text:style-name="T26">25 </text:span></text:span><text:span text:style-name="ss"><text:span text:style-name="T37">description</text:span></text:span><text:span text:style-name="p"><text:span text:style-name="T19">:</text:span></text:span><text:span text:style-name="HTML_20_Code"><text:span text:style-name="T19"> </text:span></text:span><text:span text:style-name="n"><text:span text:style-name="T19">swell</text:span></text:span><text:span text:style-name="HTML_20_Code"><text:span text:style-name="T19"> </text:span></text:span><text:span text:style-name="n"><text:span text:style-name="T19">guy</text:span></text:span></text:p>
      <text:p text:style-name="P2"><text:span text:style-name="lineno"><text:span text:style-name="T26">26 </text:span></text:span><text:span text:style-name="ss"><text:span text:style-name="T37">ou</text:span></text:span><text:span text:style-name="p"><text:span text:style-name="T19">:</text:span></text:span><text:span text:style-name="HTML_20_Code"><text:span text:style-name="T19"> </text:span></text:span><text:span text:style-name="no"><text:span text:style-name="T32">Human</text:span></text:span><text:span text:style-name="HTML_20_Code"><text:span text:style-name="T19"> </text:span></text:span><text:span text:style-name="no"><text:span text:style-name="T32">Resources</text:span></text:span></text:p>
      <text:p text:style-name="P2"><text:span text:style-name="lineno"><text:span text:style-name="T26">27</text:span></text:span></text:p>
      <text:p text:style-name="P2"><text:span text:style-name="lineno"><text:span text:style-name="T26">28 </text:span></text:span><text:span text:style-name="ss"><text:span text:style-name="T37">dn</text:span></text:span><text:span text:style-name="p"><text:span text:style-name="T19">:</text:span></text:span><text:span text:style-name="HTML_20_Code"><text:span text:style-name="T19"> </text:span></text:span><text:span text:style-name="n"><text:span text:style-name="T19">cn</text:span></text:span><text:span text:style-name="o"><text:span text:style-name="T20">=</text:span></text:span><text:span text:style-name="no"><text:span text:style-name="T32">Larry</text:span></text:span><text:span text:style-name="HTML_20_Code"><text:span text:style-name="T19"> </text:span></text:span><text:span text:style-name="no"><text:span text:style-name="T32">Cai</text:span></text:span><text:span text:style-name="p"><text:span text:style-name="T19">,</text:span></text:span><text:span text:style-name="n"><text:span text:style-name="T19">ou</text:span></text:span><text:span text:style-name="o"><text:span text:style-name="T20">=</text:span></text:span><text:span text:style-name="no"><text:span text:style-name="T32">Users</text:span></text:span><text:span text:style-name="p"><text:span text:style-name="T19">,</text:span></text:span><text:span text:style-name="n"><text:span text:style-name="T19">dc</text:span></text:span><text:span text:style-name="o"><text:span text:style-name="T20">=</text:span></text:span><text:span text:style-name="n"><text:span text:style-name="T19">openstack</text:span></text:span><text:span text:style-name="p"><text:span text:style-name="T19">,</text:span></text:span><text:span text:style-name="n"><text:span text:style-name="T19">dc</text:span></text:span><text:span text:style-name="o"><text:span text:style-name="T20">=</text:span></text:span><text:span text:style-name="n"><text:span text:style-name="T19">org</text:span></text:span></text:p>
      <text:p text:style-name="P2"><text:span text:style-name="lineno"><text:span text:style-name="T26">29 </text:span></text:span><text:span text:style-name="ss"><text:span text:style-name="T37">objectClass</text:span></text:span><text:span text:style-name="p"><text:span text:style-name="T19">:</text:span></text:span><text:span text:style-name="HTML_20_Code"><text:span text:style-name="T19"> </text:span></text:span><text:span text:style-name="n"><text:span text:style-name="T19">inetOrgPerson</text:span></text:span></text:p>
      <text:p text:style-name="P2"><text:soft-page-break/><text:span text:style-name="lineno"><text:span text:style-name="T26">30 </text:span></text:span><text:span text:style-name="ss"><text:span text:style-name="T37">cn</text:span></text:span><text:span text:style-name="p"><text:span text:style-name="T19">:</text:span></text:span><text:span text:style-name="HTML_20_Code"><text:span text:style-name="T19"> </text:span></text:span><text:span text:style-name="no"><text:span text:style-name="T32">Larry</text:span></text:span><text:span text:style-name="HTML_20_Code"><text:span text:style-name="T19"> </text:span></text:span><text:span text:style-name="no"><text:span text:style-name="T32">Cai</text:span></text:span></text:p>
      <text:p text:style-name="P2"><text:span text:style-name="lineno"><text:span text:style-name="T26">31 </text:span></text:span><text:span text:style-name="ss"><text:span text:style-name="T37">sn</text:span></text:span><text:span text:style-name="p"><text:span text:style-name="T19">:</text:span></text:span><text:span text:style-name="HTML_20_Code"><text:span text:style-name="T19"> </text:span></text:span><text:span text:style-name="no"><text:span text:style-name="T32">Cai</text:span></text:span></text:p>
      <text:p text:style-name="P2"><text:span text:style-name="lineno"><text:span text:style-name="T26">32 </text:span></text:span><text:span text:style-name="ss"><text:span text:style-name="T37">uid</text:span></text:span><text:span text:style-name="p"><text:span text:style-name="T19">:</text:span></text:span><text:span text:style-name="HTML_20_Code"><text:span text:style-name="T19"> </text:span></text:span><text:span text:style-name="n"><text:span text:style-name="T19">larrycai</text:span></text:span></text:p>
      <text:p text:style-name="P2"><text:span text:style-name="lineno"><text:span text:style-name="T26">33 </text:span></text:span><text:span text:style-name="n"><text:span text:style-name="T19">userPassword</text:span></text:span><text:span text:style-name="o"><text:span text:style-name="T20">::</text:span></text:span><text:span text:style-name="HTML_20_Code"><text:span text:style-name="T19"> </text:span></text:span><text:span text:style-name="no"><text:span text:style-name="T32">TGFycnlDYWk</text:span></text:span><text:span text:style-name="o"><text:span text:style-name="T20">=</text:span></text:span></text:p>
      <text:p text:style-name="P2"><text:span text:style-name="lineno"><text:span text:style-name="T26">34 </text:span></text:span><text:span text:style-name="ss"><text:span text:style-name="T37">carLicense</text:span></text:span><text:span text:style-name="p"><text:span text:style-name="T19">:</text:span></text:span><text:span text:style-name="HTML_20_Code"><text:span text:style-name="T19"> </text:span></text:span><text:span text:style-name="no"><text:span text:style-name="T32">HISCAR</text:span></text:span><text:span text:style-name="HTML_20_Code"><text:span text:style-name="T19"> </text:span></text:span><text:span text:style-name="mi"><text:span text:style-name="T31">123</text:span></text:span></text:p>
      <text:p text:style-name="P2"><text:span text:style-name="lineno"><text:span text:style-name="T26">35 </text:span></text:span><text:span text:style-name="ss"><text:span text:style-name="T37">homePhone</text:span></text:span><text:span text:style-name="p"><text:span text:style-name="T19">:</text:span></text:span><text:span text:style-name="HTML_20_Code"><text:span text:style-name="T19"> </text:span></text:span><text:span text:style-name="mi"><text:span text:style-name="T31">555</text:span></text:span><text:span text:style-name="o"><text:span text:style-name="T20">-</text:span></text:span><text:span text:style-name="mi"><text:span text:style-name="T31">111</text:span></text:span><text:span text:style-name="o"><text:span text:style-name="T20">-</text:span></text:span><text:span text:style-name="mi"><text:span text:style-name="T31">2222</text:span></text:span></text:p>
      <text:p text:style-name="P2"><text:span text:style-name="lineno"><text:span text:style-name="T26">36 </text:span></text:span><text:span text:style-name="ss"><text:span text:style-name="T37">mail</text:span></text:span><text:span text:style-name="p"><text:span text:style-name="T19">:</text:span></text:span><text:span text:style-name="HTML_20_Code"><text:span text:style-name="T19"> </text:span></text:span><text:span text:style-name="n"><text:span text:style-name="T19">larry</text:span></text:span><text:span text:style-name="o"><text:span text:style-name="T20">.</text:span></text:span><text:span text:style-name="n"><text:span text:style-name="T19">caiyu</text:span></text:span><text:span text:style-name="vi"><text:span text:style-name="T32">@gmail</text:span></text:span><text:span text:style-name="o"><text:span text:style-name="T20">.</text:span></text:span><text:span text:style-name="n"><text:span text:style-name="T19">com</text:span></text:span></text:p>
      <text:p text:style-name="P2"><text:span text:style-name="lineno"><text:span text:style-name="T26">37 </text:span></text:span><text:span text:style-name="ss"><text:span text:style-name="T37">description</text:span></text:span><text:span text:style-name="p"><text:span text:style-name="T19">:</text:span></text:span><text:span text:style-name="HTML_20_Code"><text:span text:style-name="T19"> </text:span></text:span><text:span text:style-name="n"><text:span text:style-name="T19">hacker</text:span></text:span><text:span text:style-name="HTML_20_Code"><text:span text:style-name="T19"> </text:span></text:span><text:span text:style-name="n"><text:span text:style-name="T19">guy</text:span></text:span></text:p>
      <text:h text:style-name="P6" text:outline-level="4"><text:span text:style-name="T17">Options :</text:span></text:h>
      <text:list xml:id="list2110460363" text:style-name="WWNum12">
        <text:list-item>
          <text:p text:style-name="P12"><text:span text:style-name="T18">-b : Base DN, point dans l'arbre LDAP ou l'on se positionne pour commencer la recherche</text:span></text:p>
        </text:list-item>
        <text:list-item>
          <text:p text:style-name="P13"><text:span text:style-name="T18">-D : Bind DN, utilisateur avec lequel on se connecte à LDAP</text:span></text:p>
        </text:list-item>
        <text:list-item>
          <text:p text:style-name="P13"><text:span text:style-name="T18">-s : Scope</text:span></text:p>
        </text:list-item>
        <text:list-item>
          <text:p text:style-name="P13"><text:span text:style-name="T18">-w : Bind Password, on fournit le password dans la ligne de commande</text:span></text:p>
        </text:list-item>
        <text:list-item>
          <text:p text:style-name="P13"><text:span text:style-name="T18">-W : Bind Password, on sera prompter lors du lancement de la commande</text:span></text:p>
        </text:list-item>
        <text:list-item>
          <text:p text:style-name="P15"><text:span text:style-name="T18">-v : verbose</text:span></text:p>
        </text:list-item>
      </text:list>
      <text:h text:style-name="P5" text:outline-level="3"><text:span text:style-name="T16">Suppression</text:span></text:h>
      <text:h text:style-name="P6" text:outline-level="4"><text:span text:style-name="T17">Unitairement</text:span></text:h>
      <text:p text:style-name="P2"><text:span text:style-name="lineno"><text:span text:style-name="T26">1 </text:span></text:span><text:span text:style-name="err"><text:span text:style-name="T28">$</text:span></text:span><text:span text:style-name="HTML_20_Code"><text:span text:style-name="T19"> </text:span></text:span><text:span text:style-name="n"><text:span text:style-name="T19">ldapdelete</text:span></text:span><text:span text:style-name="HTML_20_Code"><text:span text:style-name="T19"> </text:span></text:span><text:span text:style-name="o"><text:span text:style-name="T20">-</text:span></text:span><text:span text:style-name="n"><text:span text:style-name="T19">xv</text:span></text:span><text:span text:style-name="HTML_20_Code"><text:span text:style-name="T19"> <text:s/></text:span></text:span><text:span text:style-name="o"><text:span text:style-name="T20">-</text:span></text:span><text:span text:style-name="n"><text:span text:style-name="T19">h</text:span></text:span><text:span text:style-name="HTML_20_Code"><text:span text:style-name="T19"> </text:span></text:span><text:span text:style-name="n"><text:span text:style-name="T19">localhost</text:span></text:span><text:span text:style-name="HTML_20_Code"><text:span text:style-name="T19"> </text:span></text:span><text:span text:style-name="o"><text:span text:style-name="T20">-</text:span></text:span><text:span text:style-name="n"><text:span text:style-name="T19">D</text:span></text:span><text:span text:style-name="HTML_20_Code"><text:span text:style-name="T19"> </text:span></text:span><text:span text:style-name="s2"><text:span text:style-name="T34">"cn=admin,dc=openstack,dc=org"</text:span></text:span><text:span text:style-name="HTML_20_Code"><text:span text:style-name="T19"> </text:span></text:span><text:span text:style-name="o"><text:span text:style-name="T20">-</text:span></text:span><text:span text:style-name="n"><text:span text:style-name="T19">w</text:span></text:span><text:span text:style-name="HTML_20_Code"><text:span text:style-name="T19"> </text:span></text:span><text:span text:style-name="n"><text:span text:style-name="T19">password</text:span></text:span><text:span text:style-name="HTML_20_Code"><text:span text:style-name="T19"> </text:span></text:span><text:span text:style-name="s2"><text:span text:style-name="T34">"cn=Robert Smith,ou=Users,dc=openstack,dc=org"</text:span></text:span></text:p>
      <text:h text:style-name="P6" text:outline-level="4"><text:span text:style-name="T17">En masse</text:span></text:h>
      <text:p text:style-name="P2"><text:span text:style-name="lineno"><text:span text:style-name="T27">1 </text:span></text:span><text:span text:style-name="err"><text:span text:style-name="T29">$</text:span></text:span><text:span text:style-name="HTML_20_Code"><text:span text:style-name="T22"> </text:span></text:span><text:span text:style-name="n"><text:span text:style-name="T22">cat</text:span></text:span><text:span text:style-name="HTML_20_Code"><text:span text:style-name="T22"> </text:span></text:span><text:span text:style-name="n"><text:span text:style-name="T22">delete_masse</text:span></text:span><text:span text:style-name="o"><text:span text:style-name="T23">.</text:span></text:span><text:span text:style-name="n"><text:span text:style-name="T22">txt</text:span></text:span></text:p>
      <text:p text:style-name="P2"><text:span text:style-name="lineno"><text:span text:style-name="T26">2 </text:span></text:span><text:span text:style-name="n"><text:span text:style-name="T19">cn</text:span></text:span><text:span text:style-name="o"><text:span text:style-name="T20">=</text:span></text:span><text:span text:style-name="no"><text:span text:style-name="T32">Larry</text:span></text:span><text:span text:style-name="HTML_20_Code"><text:span text:style-name="T19"> </text:span></text:span><text:span text:style-name="no"><text:span text:style-name="T32">Cai</text:span></text:span><text:span text:style-name="p"><text:span text:style-name="T19">,</text:span></text:span><text:span text:style-name="n"><text:span text:style-name="T19">ou</text:span></text:span><text:span text:style-name="o"><text:span text:style-name="T20">=</text:span></text:span><text:span text:style-name="no"><text:span text:style-name="T32">Users</text:span></text:span><text:span text:style-name="p"><text:span text:style-name="T19">,</text:span></text:span><text:span text:style-name="n"><text:span text:style-name="T19">dc</text:span></text:span><text:span text:style-name="o"><text:span text:style-name="T20">=</text:span></text:span><text:span text:style-name="n"><text:span text:style-name="T19">openstack</text:span></text:span><text:span text:style-name="p"><text:span text:style-name="T19">,</text:span></text:span><text:span text:style-name="n"><text:span text:style-name="T19">dc</text:span></text:span><text:span text:style-name="o"><text:span text:style-name="T20">=</text:span></text:span><text:span text:style-name="n"><text:span text:style-name="T19">org</text:span></text:span></text:p>
      <text:p text:style-name="P2"><text:span text:style-name="lineno"><text:span text:style-name="T26">3 </text:span></text:span><text:span text:style-name="n"><text:span text:style-name="T19">cn</text:span></text:span><text:span text:style-name="o"><text:span text:style-name="T20">=</text:span></text:span><text:span text:style-name="no"><text:span text:style-name="T32">Robert</text:span></text:span><text:span text:style-name="HTML_20_Code"><text:span text:style-name="T19"> </text:span></text:span><text:span text:style-name="no"><text:span text:style-name="T32">Smith</text:span></text:span><text:span text:style-name="p"><text:span text:style-name="T19">,</text:span></text:span><text:span text:style-name="n"><text:span text:style-name="T19">ou</text:span></text:span><text:span text:style-name="o"><text:span text:style-name="T20">=</text:span></text:span><text:span text:style-name="no"><text:span text:style-name="T32">Users</text:span></text:span><text:span text:style-name="p"><text:span text:style-name="T19">,</text:span></text:span><text:span text:style-name="n"><text:span text:style-name="T19">dc</text:span></text:span><text:span text:style-name="o"><text:span text:style-name="T20">=</text:span></text:span><text:span text:style-name="n"><text:span text:style-name="T19">openstack</text:span></text:span><text:span text:style-name="p"><text:span text:style-name="T19">,</text:span></text:span><text:span text:style-name="n"><text:span text:style-name="T19">dc</text:span></text:span><text:span text:style-name="o"><text:span text:style-name="T20">=</text:span></text:span><text:span text:style-name="n"><text:span text:style-name="T19">org</text:span></text:span></text:p>
      <text:p text:style-name="P2"><text:span text:style-name="lineno"><text:span text:style-name="T26">4</text:span></text:span></text:p>
      <text:p text:style-name="P2"><text:span text:style-name="lineno"><text:span text:style-name="T26">5</text:span></text:span></text:p>
      <text:p text:style-name="P2"><text:span text:style-name="lineno"><text:span text:style-name="T26">6 </text:span></text:span><text:span text:style-name="err"><text:span text:style-name="T28">$</text:span></text:span><text:span text:style-name="HTML_20_Code"><text:span text:style-name="T19"> </text:span></text:span><text:span text:style-name="n"><text:span text:style-name="T19">ldapdelete</text:span></text:span><text:span text:style-name="HTML_20_Code"><text:span text:style-name="T19"> </text:span></text:span><text:span text:style-name="o"><text:span text:style-name="T20">-</text:span></text:span><text:span text:style-name="n"><text:span text:style-name="T19">xv</text:span></text:span><text:span text:style-name="HTML_20_Code"><text:span text:style-name="T19"> <text:s/></text:span></text:span><text:span text:style-name="o"><text:span text:style-name="T20">-</text:span></text:span><text:span text:style-name="n"><text:span text:style-name="T19">h</text:span></text:span><text:span text:style-name="HTML_20_Code"><text:span text:style-name="T19"> </text:span></text:span><text:span text:style-name="n"><text:span text:style-name="T19">localhost</text:span></text:span><text:span text:style-name="HTML_20_Code"><text:span text:style-name="T19"> </text:span></text:span><text:span text:style-name="o"><text:span text:style-name="T20">-</text:span></text:span><text:span text:style-name="n"><text:span text:style-name="T19">D</text:span></text:span><text:span text:style-name="HTML_20_Code"><text:span text:style-name="T19"> </text:span></text:span><text:span text:style-name="s2"><text:span text:style-name="T34">"cn=admin,dc=openstack,dc=org"</text:span></text:span><text:span text:style-name="HTML_20_Code"><text:span text:style-name="T19"> </text:span></text:span><text:span text:style-name="o"><text:span text:style-name="T20">-</text:span></text:span><text:span text:style-name="n"><text:span text:style-name="T19">w</text:span></text:span><text:span text:style-name="HTML_20_Code"><text:span text:style-name="T19"> </text:span></text:span><text:span text:style-name="n"><text:span text:style-name="T19">password</text:span></text:span><text:span text:style-name="HTML_20_Code"><text:span text:style-name="T19"> </text:span></text:span><text:span text:style-name="o"><text:span text:style-name="T20">-</text:span></text:span><text:span text:style-name="n"><text:span text:style-name="T19">f</text:span></text:span><text:span text:style-name="HTML_20_Code"><text:span text:style-name="T19"> </text:span></text:span><text:span text:style-name="o"><text:span text:style-name="T20">.</text:span></text:span><text:span text:style-name="n"><text:span text:style-name="T19">/delete_masse</text:span></text:span><text:span text:style-name="o"><text:span text:style-name="T20">.</text:span></text:span><text:span text:style-name="n"><text:span text:style-name="T19">txt</text:span></text:span></text:p>
      <text:h text:style-name="P5" text:outline-level="3"><text:span text:style-name="T16">Ajout</text:span></text:h>
      <text:p text:style-name="P2"><text:span text:style-name="lineno"><text:span text:style-name="T27">1 </text:span></text:span><text:span text:style-name="c1"><text:span text:style-name="T36">## Fichier LDIF à ajouter :</text:span></text:span></text:p>
      <text:p text:style-name="P2"><text:soft-page-break/><text:span text:style-name="lineno"><text:span text:style-name="T27">2 </text:span></text:span><text:span text:style-name="err"><text:span text:style-name="T29">$</text:span></text:span><text:span text:style-name="HTML_20_Code"><text:span text:style-name="T22"> </text:span></text:span><text:span text:style-name="n"><text:span text:style-name="T22">cat</text:span></text:span><text:span text:style-name="HTML_20_Code"><text:span text:style-name="T22"> </text:span></text:span><text:span text:style-name="n"><text:span text:style-name="T22">more</text:span></text:span><text:span text:style-name="o"><text:span text:style-name="T23">.</text:span></text:span><text:span text:style-name="n"><text:span text:style-name="T22">ldif</text:span></text:span></text:p>
      <text:p text:style-name="P2"><text:span text:style-name="lineno"><text:span text:style-name="T26">3 </text:span></text:span><text:span text:style-name="ss"><text:span text:style-name="T37">dn</text:span></text:span><text:span text:style-name="p"><text:span text:style-name="T19">:</text:span></text:span><text:span text:style-name="HTML_20_Code"><text:span text:style-name="T19"> </text:span></text:span><text:span text:style-name="n"><text:span text:style-name="T19">cn</text:span></text:span><text:span text:style-name="o"><text:span text:style-name="T20">=</text:span></text:span><text:span text:style-name="no"><text:span text:style-name="T32">Robert</text:span></text:span><text:span text:style-name="HTML_20_Code"><text:span text:style-name="T19"> </text:span></text:span><text:span text:style-name="no"><text:span text:style-name="T32">Smith</text:span></text:span><text:span text:style-name="p"><text:span text:style-name="T19">,</text:span></text:span><text:span text:style-name="n"><text:span text:style-name="T19">ou</text:span></text:span><text:span text:style-name="o"><text:span text:style-name="T20">=</text:span></text:span><text:span text:style-name="no"><text:span text:style-name="T32">Users</text:span></text:span><text:span text:style-name="p"><text:span text:style-name="T19">,</text:span></text:span><text:span text:style-name="n"><text:span text:style-name="T19">dc</text:span></text:span><text:span text:style-name="o"><text:span text:style-name="T20">=</text:span></text:span><text:span text:style-name="n"><text:span text:style-name="T19">openstack</text:span></text:span><text:span text:style-name="p"><text:span text:style-name="T19">,</text:span></text:span><text:span text:style-name="n"><text:span text:style-name="T19">dc</text:span></text:span><text:span text:style-name="o"><text:span text:style-name="T20">=</text:span></text:span><text:span text:style-name="n"><text:span text:style-name="T19">org</text:span></text:span></text:p>
      <text:p text:style-name="P2"><text:span text:style-name="lineno"><text:span text:style-name="T26">4 </text:span></text:span><text:span text:style-name="ss"><text:span text:style-name="T37">objectclass</text:span></text:span><text:span text:style-name="p"><text:span text:style-name="T19">:</text:span></text:span><text:span text:style-name="HTML_20_Code"><text:span text:style-name="T19"> </text:span></text:span><text:span text:style-name="n"><text:span text:style-name="T19">inetOrgPerson</text:span></text:span></text:p>
      <text:p text:style-name="P2"><text:span text:style-name="lineno"><text:span text:style-name="T26">5 </text:span></text:span><text:span text:style-name="ss"><text:span text:style-name="T37">cn</text:span></text:span><text:span text:style-name="p"><text:span text:style-name="T19">:</text:span></text:span><text:span text:style-name="HTML_20_Code"><text:span text:style-name="T19"> </text:span></text:span><text:span text:style-name="no"><text:span text:style-name="T32">Robert</text:span></text:span><text:span text:style-name="HTML_20_Code"><text:span text:style-name="T19"> </text:span></text:span><text:span text:style-name="no"><text:span text:style-name="T32">Smith</text:span></text:span></text:p>
      <text:p text:style-name="P2"><text:span text:style-name="lineno"><text:span text:style-name="T26">6 </text:span></text:span><text:span text:style-name="ss"><text:span text:style-name="T37">cn</text:span></text:span><text:span text:style-name="p"><text:span text:style-name="T19">:</text:span></text:span><text:span text:style-name="HTML_20_Code"><text:span text:style-name="T19"> </text:span></text:span><text:span text:style-name="no"><text:span text:style-name="T32">Robert</text:span></text:span><text:span text:style-name="HTML_20_Code"><text:span text:style-name="T19"> </text:span></text:span><text:span text:style-name="n"><text:span text:style-name="T19">J</text:span></text:span><text:span text:style-name="HTML_20_Code"><text:span text:style-name="T19"> </text:span></text:span><text:span text:style-name="no"><text:span text:style-name="T32">Smith</text:span></text:span></text:p>
      <text:p text:style-name="P2"><text:span text:style-name="lineno"><text:span text:style-name="T26">7 </text:span></text:span><text:span text:style-name="ss"><text:span text:style-name="T37">cn</text:span></text:span><text:span text:style-name="p"><text:span text:style-name="T19">:</text:span></text:span><text:span text:style-name="HTML_20_Code"><text:span text:style-name="T19"> </text:span></text:span><text:span text:style-name="n"><text:span text:style-name="T19">bob</text:span></text:span><text:span text:style-name="HTML_20_Code"><text:span text:style-name="T19"> <text:s/></text:span></text:span><text:span text:style-name="n"><text:span text:style-name="T19">smith</text:span></text:span></text:p>
      <text:p text:style-name="P2"><text:span text:style-name="lineno"><text:span text:style-name="T26">8 </text:span></text:span><text:span text:style-name="ss"><text:span text:style-name="T37">sn</text:span></text:span><text:span text:style-name="p"><text:span text:style-name="T19">:</text:span></text:span><text:span text:style-name="HTML_20_Code"><text:span text:style-name="T19"> </text:span></text:span><text:span text:style-name="n"><text:span text:style-name="T19">smith</text:span></text:span></text:p>
      <text:p text:style-name="P2"><text:span text:style-name="lineno"><text:span text:style-name="T26">9 </text:span></text:span><text:span text:style-name="ss"><text:span text:style-name="T37">uid</text:span></text:span><text:span text:style-name="p"><text:span text:style-name="T19">:</text:span></text:span><text:span text:style-name="HTML_20_Code"><text:span text:style-name="T19"> </text:span></text:span><text:span text:style-name="n"><text:span text:style-name="T19">rjsmith</text:span></text:span></text:p>
      <text:p text:style-name="P2"><text:span text:style-name="lineno"><text:span text:style-name="T26">10 </text:span></text:span><text:span text:style-name="ss"><text:span text:style-name="T37">userpassword</text:span></text:span><text:span text:style-name="p"><text:span text:style-name="T19">:</text:span></text:span><text:span text:style-name="HTML_20_Code"><text:span text:style-name="T19"> </text:span></text:span><text:span text:style-name="n"><text:span text:style-name="T19">rJsmitH</text:span></text:span></text:p>
      <text:p text:style-name="P2"><text:span text:style-name="lineno"><text:span text:style-name="T26">11 </text:span></text:span><text:span text:style-name="ss"><text:span text:style-name="T37">carlicense</text:span></text:span><text:span text:style-name="p"><text:span text:style-name="T19">:</text:span></text:span><text:span text:style-name="HTML_20_Code"><text:span text:style-name="T19"> </text:span></text:span><text:span text:style-name="no"><text:span text:style-name="T32">HISCAR</text:span></text:span><text:span text:style-name="HTML_20_Code"><text:span text:style-name="T19"> </text:span></text:span><text:span text:style-name="mi"><text:span text:style-name="T31">123</text:span></text:span></text:p>
      <text:p text:style-name="P2"><text:span text:style-name="lineno"><text:span text:style-name="T26">12 </text:span></text:span><text:span text:style-name="ss"><text:span text:style-name="T37">homephone</text:span></text:span><text:span text:style-name="p"><text:span text:style-name="T19">:</text:span></text:span><text:span text:style-name="HTML_20_Code"><text:span text:style-name="T19"> </text:span></text:span><text:span text:style-name="mi"><text:span text:style-name="T31">555</text:span></text:span><text:span text:style-name="o"><text:span text:style-name="T20">-</text:span></text:span><text:span text:style-name="mi"><text:span text:style-name="T31">111</text:span></text:span><text:span text:style-name="o"><text:span text:style-name="T20">-</text:span></text:span><text:span text:style-name="mi"><text:span text:style-name="T31">2222</text:span></text:span></text:p>
      <text:p text:style-name="P2"><text:span text:style-name="lineno"><text:span text:style-name="T27">13 </text:span></text:span><text:span text:style-name="ss"><text:span text:style-name="T38">mail</text:span></text:span><text:span text:style-name="p"><text:span text:style-name="T22">:</text:span></text:span><text:span text:style-name="HTML_20_Code"><text:span text:style-name="T22"> </text:span></text:span><text:span text:style-name="n"><text:span text:style-name="T22">r</text:span></text:span><text:span text:style-name="o"><text:span text:style-name="T23">.</text:span></text:span><text:span text:style-name="n"><text:span text:style-name="T22">smith</text:span></text:span><text:span text:style-name="vi"><text:span text:style-name="T33">@example</text:span></text:span><text:span text:style-name="o"><text:span text:style-name="T23">.</text:span></text:span><text:span text:style-name="n"><text:span text:style-name="T22">com</text:span></text:span></text:p>
      <text:p text:style-name="P2"><text:span text:style-name="lineno"><text:span text:style-name="T27">14 </text:span></text:span><text:span text:style-name="ss"><text:span text:style-name="T38">mail</text:span></text:span><text:span text:style-name="p"><text:span text:style-name="T22">:</text:span></text:span><text:span text:style-name="HTML_20_Code"><text:span text:style-name="T22"> </text:span></text:span><text:span text:style-name="n"><text:span text:style-name="T22">rsmith</text:span></text:span><text:span text:style-name="vi"><text:span text:style-name="T33">@example</text:span></text:span><text:span text:style-name="o"><text:span text:style-name="T23">.</text:span></text:span><text:span text:style-name="n"><text:span text:style-name="T22">com</text:span></text:span></text:p>
      <text:p text:style-name="P2"><text:span text:style-name="lineno"><text:span text:style-name="T26">15 </text:span></text:span><text:span text:style-name="ss"><text:span text:style-name="T37">mail</text:span></text:span><text:span text:style-name="p"><text:span text:style-name="T19">:</text:span></text:span><text:span text:style-name="HTML_20_Code"><text:span text:style-name="T19"> </text:span></text:span><text:span text:style-name="n"><text:span text:style-name="T19">bob</text:span></text:span><text:span text:style-name="o"><text:span text:style-name="T20">.</text:span></text:span><text:span text:style-name="n"><text:span text:style-name="T19">smith</text:span></text:span><text:span text:style-name="vi"><text:span text:style-name="T32">@example</text:span></text:span><text:span text:style-name="o"><text:span text:style-name="T20">.</text:span></text:span><text:span text:style-name="n"><text:span text:style-name="T19">com</text:span></text:span></text:p>
      <text:p text:style-name="P2"><text:span text:style-name="lineno"><text:span text:style-name="T26">16 </text:span></text:span><text:span text:style-name="ss"><text:span text:style-name="T37">description</text:span></text:span><text:span text:style-name="p"><text:span text:style-name="T19">:</text:span></text:span><text:span text:style-name="HTML_20_Code"><text:span text:style-name="T19"> </text:span></text:span><text:span text:style-name="n"><text:span text:style-name="T19">swell</text:span></text:span><text:span text:style-name="HTML_20_Code"><text:span text:style-name="T19"> </text:span></text:span><text:span text:style-name="n"><text:span text:style-name="T19">guy</text:span></text:span></text:p>
      <text:p text:style-name="P2"><text:span text:style-name="lineno"><text:span text:style-name="T26">17 </text:span></text:span><text:span text:style-name="ss"><text:span text:style-name="T37">ou</text:span></text:span><text:span text:style-name="p"><text:span text:style-name="T19">:</text:span></text:span><text:span text:style-name="HTML_20_Code"><text:span text:style-name="T19"> </text:span></text:span><text:span text:style-name="no"><text:span text:style-name="T32">Human</text:span></text:span><text:span text:style-name="HTML_20_Code"><text:span text:style-name="T19"> </text:span></text:span><text:span text:style-name="no"><text:span text:style-name="T32">Resources</text:span></text:span></text:p>
      <text:p text:style-name="P2"><text:span text:style-name="lineno"><text:span text:style-name="T26">18</text:span></text:span></text:p>
      <text:p text:style-name="P2"><text:span text:style-name="lineno"><text:span text:style-name="T26">19 </text:span></text:span><text:span text:style-name="ss"><text:span text:style-name="T37">dn</text:span></text:span><text:span text:style-name="p"><text:span text:style-name="T19">:</text:span></text:span><text:span text:style-name="HTML_20_Code"><text:span text:style-name="T19"> </text:span></text:span><text:span text:style-name="n"><text:span text:style-name="T19">cn</text:span></text:span><text:span text:style-name="o"><text:span text:style-name="T20">=</text:span></text:span><text:span text:style-name="no"><text:span text:style-name="T32">Larry</text:span></text:span><text:span text:style-name="HTML_20_Code"><text:span text:style-name="T19"> </text:span></text:span><text:span text:style-name="no"><text:span text:style-name="T32">Cai</text:span></text:span><text:span text:style-name="p"><text:span text:style-name="T19">,</text:span></text:span><text:span text:style-name="n"><text:span text:style-name="T19">ou</text:span></text:span><text:span text:style-name="o"><text:span text:style-name="T20">=</text:span></text:span><text:span text:style-name="no"><text:span text:style-name="T32">Users</text:span></text:span><text:span text:style-name="p"><text:span text:style-name="T19">,</text:span></text:span><text:span text:style-name="n"><text:span text:style-name="T19">dc</text:span></text:span><text:span text:style-name="o"><text:span text:style-name="T20">=</text:span></text:span><text:span text:style-name="n"><text:span text:style-name="T19">openstack</text:span></text:span><text:span text:style-name="p"><text:span text:style-name="T19">,</text:span></text:span><text:span text:style-name="n"><text:span text:style-name="T19">dc</text:span></text:span><text:span text:style-name="o"><text:span text:style-name="T20">=</text:span></text:span><text:span text:style-name="n"><text:span text:style-name="T19">org</text:span></text:span></text:p>
      <text:p text:style-name="P2"><text:span text:style-name="lineno"><text:span text:style-name="T26">20 </text:span></text:span><text:span text:style-name="ss"><text:span text:style-name="T37">objectclass</text:span></text:span><text:span text:style-name="p"><text:span text:style-name="T19">:</text:span></text:span><text:span text:style-name="HTML_20_Code"><text:span text:style-name="T19"> </text:span></text:span><text:span text:style-name="n"><text:span text:style-name="T19">inetOrgPerson</text:span></text:span></text:p>
      <text:p text:style-name="P2"><text:span text:style-name="lineno"><text:span text:style-name="T26">21 </text:span></text:span><text:span text:style-name="ss"><text:span text:style-name="T37">cn</text:span></text:span><text:span text:style-name="p"><text:span text:style-name="T19">:</text:span></text:span><text:span text:style-name="HTML_20_Code"><text:span text:style-name="T19"> </text:span></text:span><text:span text:style-name="no"><text:span text:style-name="T32">Larry</text:span></text:span><text:span text:style-name="HTML_20_Code"><text:span text:style-name="T19"> </text:span></text:span><text:span text:style-name="no"><text:span text:style-name="T32">Cai</text:span></text:span></text:p>
      <text:p text:style-name="P2"><text:span text:style-name="lineno"><text:span text:style-name="T26">22 </text:span></text:span><text:span text:style-name="ss"><text:span text:style-name="T37">sn</text:span></text:span><text:span text:style-name="p"><text:span text:style-name="T19">:</text:span></text:span><text:span text:style-name="HTML_20_Code"><text:span text:style-name="T19"> </text:span></text:span><text:span text:style-name="no"><text:span text:style-name="T32">Cai</text:span></text:span></text:p>
      <text:p text:style-name="P2"><text:span text:style-name="lineno"><text:span text:style-name="T26">23 </text:span></text:span><text:span text:style-name="ss"><text:span text:style-name="T37">uid</text:span></text:span><text:span text:style-name="p"><text:span text:style-name="T19">:</text:span></text:span><text:span text:style-name="HTML_20_Code"><text:span text:style-name="T19"> </text:span></text:span><text:span text:style-name="n"><text:span text:style-name="T19">larrycai</text:span></text:span></text:p>
      <text:p text:style-name="P2"><text:span text:style-name="lineno"><text:span text:style-name="T26">24 </text:span></text:span><text:span text:style-name="ss"><text:span text:style-name="T37">userpassword</text:span></text:span><text:span text:style-name="p"><text:span text:style-name="T19">:</text:span></text:span><text:span text:style-name="HTML_20_Code"><text:span text:style-name="T19"> </text:span></text:span><text:span text:style-name="no"><text:span text:style-name="T32">LarryCai</text:span></text:span></text:p>
      <text:p text:style-name="P2"><text:span text:style-name="lineno"><text:span text:style-name="T26">25 </text:span></text:span><text:span text:style-name="ss"><text:span text:style-name="T37">carlicense</text:span></text:span><text:span text:style-name="p"><text:span text:style-name="T19">:</text:span></text:span><text:span text:style-name="HTML_20_Code"><text:span text:style-name="T19"> </text:span></text:span><text:span text:style-name="no"><text:span text:style-name="T32">HISCAR</text:span></text:span><text:span text:style-name="HTML_20_Code"><text:span text:style-name="T19"> </text:span></text:span><text:span text:style-name="mi"><text:span text:style-name="T31">123</text:span></text:span></text:p>
      <text:p text:style-name="P2"><text:span text:style-name="lineno"><text:span text:style-name="T26">26 </text:span></text:span><text:span text:style-name="ss"><text:span text:style-name="T37">homephone</text:span></text:span><text:span text:style-name="p"><text:span text:style-name="T19">:</text:span></text:span><text:span text:style-name="HTML_20_Code"><text:span text:style-name="T19"> </text:span></text:span><text:span text:style-name="mi"><text:span text:style-name="T31">555</text:span></text:span><text:span text:style-name="o"><text:span text:style-name="T20">-</text:span></text:span><text:span text:style-name="mi"><text:span text:style-name="T31">111</text:span></text:span><text:span text:style-name="o"><text:span text:style-name="T20">-</text:span></text:span><text:span text:style-name="mi"><text:span text:style-name="T31">2222</text:span></text:span></text:p>
      <text:p text:style-name="P2"><text:span text:style-name="lineno"><text:span text:style-name="T26">27 </text:span></text:span><text:span text:style-name="ss"><text:span text:style-name="T37">mail</text:span></text:span><text:span text:style-name="p"><text:span text:style-name="T19">:</text:span></text:span><text:span text:style-name="HTML_20_Code"><text:span text:style-name="T19"> </text:span></text:span><text:span text:style-name="n"><text:span text:style-name="T19">larry</text:span></text:span><text:span text:style-name="o"><text:span text:style-name="T20">.</text:span></text:span><text:span text:style-name="n"><text:span text:style-name="T19">caiyu</text:span></text:span><text:span text:style-name="vi"><text:span text:style-name="T32">@gmail</text:span></text:span><text:span text:style-name="o"><text:span text:style-name="T20">.</text:span></text:span><text:span text:style-name="n"><text:span text:style-name="T19">com</text:span></text:span></text:p>
      <text:p text:style-name="P2"><text:span text:style-name="lineno"><text:span text:style-name="T26">28 </text:span></text:span><text:span text:style-name="ss"><text:span text:style-name="T37">description</text:span></text:span><text:span text:style-name="p"><text:span text:style-name="T19">:</text:span></text:span><text:span text:style-name="HTML_20_Code"><text:span text:style-name="T19"> </text:span></text:span><text:span text:style-name="n"><text:span text:style-name="T19">hacker</text:span></text:span><text:span text:style-name="HTML_20_Code"><text:span text:style-name="T19"> </text:span></text:span><text:span text:style-name="n"><text:span text:style-name="T19">guy</text:span></text:span></text:p>
      <text:p text:style-name="P2"><text:span text:style-name="lineno"><text:span text:style-name="T26">29 </text:span></text:span><text:span text:style-name="ss"><text:span text:style-name="T37">ou</text:span></text:span><text:span text:style-name="p"><text:span text:style-name="T19">:</text:span></text:span><text:span text:style-name="HTML_20_Code"><text:span text:style-name="T19"> </text:span></text:span><text:span text:style-name="no"><text:span text:style-name="T32">Development</text:span></text:span><text:span text:style-name="HTML_20_Code"><text:span text:style-name="T19"> </text:span></text:span><text:span text:style-name="no"><text:span text:style-name="T32">Department</text:span></text:span></text:p>
      <text:p text:style-name="P2"><text:span text:style-name="lineno"><text:span text:style-name="T26">30</text:span></text:span></text:p>
      <text:p text:style-name="P2"><text:span text:style-name="lineno"><text:span text:style-name="T26">31</text:span></text:span></text:p>
      <text:p text:style-name="P2"><text:span text:style-name="lineno"><text:span text:style-name="T26">32</text:span></text:span></text:p>
      <text:p text:style-name="P2"><text:span text:style-name="lineno"><text:span text:style-name="T26">33 </text:span></text:span><text:span text:style-name="err"><text:span text:style-name="T28">$</text:span></text:span><text:span text:style-name="HTML_20_Code"><text:span text:style-name="T19"> </text:span></text:span><text:span text:style-name="n"><text:span text:style-name="T19">ldapadd</text:span></text:span><text:span text:style-name="HTML_20_Code"><text:span text:style-name="T19"> </text:span></text:span><text:span text:style-name="o"><text:span text:style-name="T20">-</text:span></text:span><text:span text:style-name="n"><text:span text:style-name="T19">x</text:span></text:span><text:span text:style-name="HTML_20_Code"><text:span text:style-name="T19"> </text:span></text:span><text:span text:style-name="o"><text:span text:style-name="T20">-</text:span></text:span><text:span text:style-name="n"><text:span text:style-name="T19">D</text:span></text:span><text:span text:style-name="HTML_20_Code"><text:span text:style-name="T19"> </text:span></text:span><text:span text:style-name="n"><text:span text:style-name="T19">cn</text:span></text:span><text:span text:style-name="o"><text:span text:style-name="T20">=</text:span></text:span><text:span text:style-name="n"><text:span text:style-name="T19">admin</text:span></text:span><text:span text:style-name="p"><text:span text:style-name="T19">,</text:span></text:span><text:span text:style-name="n"><text:span text:style-name="T19">dc</text:span></text:span><text:span text:style-name="o"><text:span text:style-name="T20">=</text:span></text:span><text:span text:style-name="n"><text:span text:style-name="T19">openstack</text:span></text:span><text:span text:style-name="p"><text:span text:style-name="T19">,</text:span></text:span><text:span text:style-name="n"><text:span text:style-name="T19">dc</text:span></text:span><text:span text:style-name="o"><text:span text:style-name="T20">=</text:span></text:span><text:span text:style-name="n"><text:span text:style-name="T19">org</text:span></text:span><text:span text:style-name="HTML_20_Code"><text:span text:style-name="T19"> </text:span></text:span><text:span text:style-name="o"><text:span text:style-name="T20">-</text:span></text:span><text:span text:style-name="n"><text:span text:style-name="T19">w</text:span></text:span><text:span text:style-name="HTML_20_Code"><text:span text:style-name="T19"> </text:span></text:span><text:span text:style-name="n"><text:span text:style-name="T19">password</text:span></text:span><text:span text:style-name="HTML_20_Code"><text:span text:style-name="T19"> </text:span></text:span><text:span text:style-name="o"><text:span text:style-name="T20">-</text:span></text:span><text:span text:style-name="n"><text:span text:style-name="T19">c</text:span></text:span><text:span text:style-name="HTML_20_Code"><text:span text:style-name="T19"> </text:span></text:span><text:span text:style-name="o"><text:span text:style-name="T20">-</text:span></text:span><text:span text:style-name="n"><text:span text:style-name="T19">f</text:span></text:span><text:span text:style-name="HTML_20_Code"><text:span text:style-name="T19"> </text:span></text:span><text:span text:style-name="n"><text:span text:style-name="T19">more</text:span></text:span><text:span text:style-name="o"><text:span text:style-name="T20">.</text:span></text:span><text:span text:style-name="n"><text:span text:style-name="T19">ldif</text:span></text:span></text:p>
      <text:p text:style-name="P2"><text:span text:style-name="lineno"><text:span text:style-name="T26">34 </text:span></text:span><text:span text:style-name="n"><text:span text:style-name="T19">adding</text:span></text:span><text:span text:style-name="HTML_20_Code"><text:span text:style-name="T19"> </text:span></text:span><text:span text:style-name="kp"><text:span text:style-name="T21">new</text:span></text:span><text:span text:style-name="HTML_20_Code"><text:span text:style-name="T19"> </text:span></text:span><text:span text:style-name="n"><text:span text:style-name="T19">entry</text:span></text:span><text:span text:style-name="HTML_20_Code"><text:span text:style-name="T19"> </text:span></text:span><text:span text:style-name="s2"><text:span text:style-name="T34">"cn=Robert Smith,ou=Users,dc=openstack,dc=org"</text:span></text:span></text:p>
      <text:p text:style-name="P2"><text:span text:style-name="lineno"><text:span text:style-name="T26">35</text:span></text:span></text:p>
      <text:p text:style-name="P2"><text:soft-page-break/><text:span text:style-name="lineno"><text:span text:style-name="T26">36 </text:span></text:span><text:span text:style-name="n"><text:span text:style-name="T19">adding</text:span></text:span><text:span text:style-name="HTML_20_Code"><text:span text:style-name="T19"> </text:span></text:span><text:span text:style-name="kp"><text:span text:style-name="T21">new</text:span></text:span><text:span text:style-name="HTML_20_Code"><text:span text:style-name="T19"> </text:span></text:span><text:span text:style-name="n"><text:span text:style-name="T19">entry</text:span></text:span><text:span text:style-name="HTML_20_Code"><text:span text:style-name="T19"> </text:span></text:span><text:span text:style-name="s2"><text:span text:style-name="T34">"cn=Larry Cai,ou=Users,dc=openstack,dc=org"</text:span></text:span></text:p>
      <text:p text:style-name="P8"><text:span text:style-name="Strong"><text:span text:style-name="T18">Note :</text:span></text:span><text:span text:style-name="T18"> si une entrée existe déjà elle ne sera pas remplacé ni modifié, il faudra utiliser ldapmodify.</text:span></text:p>
      <text:p text:style-name="P7"><text:span text:style-name="T25">Pour plus de ressources </text:span><text:a xlink:type="simple" xlink:href="https://www.openldap.org/" text:style-name="Internet_20_link" text:visited-style-name="Visited_20_Internet_20_Link"><text:span text:style-name="T4">https://www.openldap.org/</text:span>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Montserrat" svg:font-family="Montserrat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1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 Light1" svg:font-family="'Calibri Light'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ara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m" style:family="text" style:parent-style-name="Default_20_Paragraph_20_Font"/>
    <style:style style:name="app" style:family="text" style:parent-style-name="Default_20_Paragraph_20_Font"/>
    <style:style style:name="cmd" style:family="text" style:parent-style-name="Default_20_Paragraph_20_Font"/>
    <style:style style:name="file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no" style:family="text" style:parent-style-name="Default_20_Paragraph_20_Font"/>
    <style:style style:name="err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n" style:family="text" style:parent-style-name="Default_20_Paragraph_20_Font"/>
    <style:style style:name="o" style:family="text" style:parent-style-name="Default_20_Paragraph_20_Font"/>
    <style:style style:name="nb" style:family="text" style:parent-style-name="Default_20_Paragraph_20_Font"/>
    <style:style style:name="mi" style:family="text" style:parent-style-name="Default_20_Paragraph_20_Font"/>
    <style:style style:name="no" style:family="text" style:parent-style-name="Default_20_Paragraph_20_Font"/>
    <style:style style:name="s2" style:family="text" style:parent-style-name="Default_20_Paragraph_20_Font"/>
    <style:style style:name="c1" style:family="text" style:parent-style-name="Default_20_Paragraph_20_Font"/>
    <style:style style:name="ss" style:family="text" style:parent-style-name="Default_20_Paragraph_20_Font"/>
    <style:style style:name="p" style:family="text" style:parent-style-name="Default_20_Paragraph_20_Font"/>
    <style:style style:name="sr" style:family="text" style:parent-style-name="Default_20_Paragraph_20_Font"/>
    <style:style style:name="vi" style:family="text" style:parent-style-name="Default_20_Paragraph_20_Font"/>
    <style:style style:name="ListLabel_20_58" style:display-name="ListLabel 58" style:family="text">
      <style:text-properties style:font-name="Helvetica" fo:font-family="Helvetica" style:font-family-generic="roman" style:font-pitch="variable" fo:font-size="10.5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kp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9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5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4T05:16:07.429680568</meta:creation-date>
    <dc:date>2020-03-24T07:02:31.341530518</dc:date>
    <meta:editing-duration>PT47M</meta:editing-duration>
    <meta:editing-cycles>1</meta:editing-cycles>
    <meta:document-statistic meta:table-count="1" meta:image-count="1" meta:object-count="0" meta:page-count="7" meta:paragraph-count="158" meta:word-count="1044" meta:character-count="6885" meta:non-whitespace-character-count="6002"/>
    <meta:generator>LibreOffice/6.3.5.2$Linux_X86_64 LibreOffice_project/30$Build-2</meta:generator>
  </office:meta>
</office:document-meta>
</file>